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1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6875in"/>
    </style:style>
    <style:style style:name="Table1.E" style:family="table-column">
      <style:table-column-properties style:column-width="2.6875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1.8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G2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8" style:family="table-row">
      <style:table-row-properties style:min-row-height="0.2188in" fo:keep-together="always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80dfb" officeooo:paragraph-rsid="00180dfb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80dfb" style:font-size-asian="16pt" style:font-size-complex="16pt"/>
    </style:style>
    <style:style style:name="P4" style:family="paragraph" style:parent-style-name="Standard">
      <style:text-properties style:font-name="Arial" officeooo:rsid="001f52c5" officeooo:paragraph-rsid="001f52c5"/>
    </style:style>
    <style:style style:name="P5" style:family="paragraph" style:parent-style-name="Table_20_Contents">
      <style:text-properties style:font-name="Arial" fo:font-size="10pt" fo:font-weight="bold" officeooo:rsid="00193c9e" officeooo:paragraph-rsid="00193c9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89261" officeooo:paragraph-rsid="001892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8979b7" officeooo:paragraph-rsid="008979b7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1a2e89a" officeooo:paragraph-rsid="01a2e89a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22dc0e3" officeooo:paragraph-rsid="022dc0e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93c9e" officeooo:paragraph-rsid="00193c9e" style:font-size-asian="10pt" style:font-size-complex="10pt"/>
    </style:style>
    <style:style style:name="P12" style:family="paragraph" style:parent-style-name="Table_20_Contents">
      <style:text-properties style:font-name="Arial" fo:font-size="10pt" officeooo:rsid="00189261" officeooo:paragraph-rsid="00189261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9261" officeooo:paragraph-rsid="0022d5e9" style:font-size-asian="10pt" style:font-size-complex="10pt"/>
    </style:style>
    <style:style style:name="P14" style:family="paragraph" style:parent-style-name="Table_20_Contents">
      <style:text-properties style:font-name="Arial" fo:font-size="10pt" officeooo:rsid="001ed6ba" officeooo:paragraph-rsid="001ed6ba" style:font-size-asian="10pt" style:font-size-complex="10pt"/>
    </style:style>
    <style:style style:name="P15" style:family="paragraph" style:parent-style-name="Table_20_Contents">
      <style:text-properties style:font-name="Arial" fo:font-size="10pt" officeooo:rsid="001ed6ba" officeooo:paragraph-rsid="002f464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f52c5" officeooo:paragraph-rsid="001f52c5" style:font-size-asian="10pt" style:font-size-complex="10pt"/>
    </style:style>
    <style:style style:name="P17" style:family="paragraph" style:parent-style-name="Table_20_Contents">
      <style:text-properties style:font-name="Arial" fo:font-size="10pt" officeooo:rsid="001f52c5" officeooo:paragraph-rsid="002f464d" style:font-size-asian="10pt" style:font-size-complex="10pt"/>
    </style:style>
    <style:style style:name="P18" style:family="paragraph" style:parent-style-name="Table_20_Contents">
      <style:text-properties style:font-name="Arial" fo:font-size="10pt" officeooo:rsid="001f52c5" officeooo:paragraph-rsid="015e9ce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f52c5" officeooo:paragraph-rsid="01df3f3a" style:font-size-asian="10pt" style:font-size-complex="10pt"/>
    </style:style>
    <style:style style:name="P20" style:family="paragraph" style:parent-style-name="Table_20_Contents">
      <style:text-properties style:font-name="Arial" fo:font-size="10pt" officeooo:rsid="001f52c5" officeooo:paragraph-rsid="021dd0ca" style:font-size-asian="10pt" style:font-size-complex="10pt"/>
    </style:style>
    <style:style style:name="P21" style:family="paragraph" style:parent-style-name="Table_20_Contents">
      <style:text-properties style:font-name="Arial" fo:font-size="10pt" officeooo:rsid="001f52c5" officeooo:paragraph-rsid="021f4fb5" style:font-size-asian="10pt" style:font-size-complex="10pt"/>
    </style:style>
    <style:style style:name="P22" style:family="paragraph" style:parent-style-name="Table_20_Contents">
      <style:text-properties style:font-name="Arial" fo:font-size="10pt" officeooo:rsid="001f52c5" officeooo:paragraph-rsid="0220ec40" style:font-size-asian="10pt" style:font-size-complex="10pt"/>
    </style:style>
    <style:style style:name="P23" style:family="paragraph" style:parent-style-name="Table_20_Contents">
      <style:text-properties style:font-name="Arial" fo:font-size="10pt" officeooo:rsid="001f52c5" officeooo:paragraph-rsid="0221ff6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f52c5" officeooo:paragraph-rsid="022501fd" style:font-size-asian="10pt" style:font-size-complex="10pt"/>
    </style:style>
    <style:style style:name="P25" style:family="paragraph" style:parent-style-name="Table_20_Contents">
      <style:text-properties style:font-name="Arial" fo:font-size="10pt" officeooo:rsid="0022d5e9" officeooo:paragraph-rsid="0022d5e9" style:font-size-asian="10pt" style:font-size-complex="10pt"/>
    </style:style>
    <style:style style:name="P26" style:family="paragraph" style:parent-style-name="Table_20_Contents">
      <style:text-properties style:font-name="Arial" fo:font-size="10pt" officeooo:rsid="00403875" officeooo:paragraph-rsid="00403875" style:font-size-asian="10pt" style:font-size-complex="10pt"/>
    </style:style>
    <style:style style:name="P27" style:family="paragraph" style:parent-style-name="Table_20_Contents">
      <style:text-properties style:font-name="Arial" fo:font-size="10pt" officeooo:rsid="004353e8" officeooo:paragraph-rsid="004353e8" style:font-size-asian="10pt" style:font-size-complex="10pt"/>
    </style:style>
    <style:style style:name="P28" style:family="paragraph" style:parent-style-name="Table_20_Contents">
      <style:text-properties style:font-name="Arial" fo:font-size="10pt" officeooo:rsid="0053d84a" officeooo:paragraph-rsid="0053d84a" style:font-size-asian="10pt" style:font-size-complex="10pt"/>
    </style:style>
    <style:style style:name="P29" style:family="paragraph" style:parent-style-name="Table_20_Contents">
      <style:text-properties style:font-name="Arial" fo:font-size="10pt" officeooo:rsid="005cc08d" officeooo:paragraph-rsid="005cc08d" style:font-size-asian="10pt" style:font-size-complex="10pt"/>
    </style:style>
    <style:style style:name="P30" style:family="paragraph" style:parent-style-name="Table_20_Contents">
      <style:text-properties style:font-name="Arial" fo:font-size="10pt" officeooo:rsid="005fbf62" officeooo:paragraph-rsid="004e49f3" style:font-size-asian="10pt" style:font-size-complex="10pt"/>
    </style:style>
    <style:style style:name="P31" style:family="paragraph" style:parent-style-name="Table_20_Contents">
      <style:text-properties style:font-name="Arial" fo:font-size="10pt" officeooo:rsid="007e7bd8" officeooo:paragraph-rsid="007e7bd8" style:font-size-asian="10pt" style:font-size-complex="10pt"/>
    </style:style>
    <style:style style:name="P32" style:family="paragraph" style:parent-style-name="Table_20_Contents">
      <style:text-properties style:font-name="Arial" fo:font-size="10pt" officeooo:rsid="0083cfbd" officeooo:paragraph-rsid="0083cfbd" style:font-size-asian="10pt" style:font-size-complex="10pt"/>
    </style:style>
    <style:style style:name="P33" style:family="paragraph" style:parent-style-name="Table_20_Contents">
      <style:text-properties style:font-name="Arial" fo:font-size="10pt" officeooo:rsid="00858ea5" officeooo:paragraph-rsid="00858ea5" style:font-size-asian="10pt" style:font-size-complex="10pt"/>
    </style:style>
    <style:style style:name="P34" style:family="paragraph" style:parent-style-name="Table_20_Contents">
      <style:text-properties style:font-name="Arial" fo:font-size="10pt" officeooo:rsid="00880e23" officeooo:paragraph-rsid="00880e23" style:font-size-asian="10pt" style:font-size-complex="10pt"/>
    </style:style>
    <style:style style:name="P35" style:family="paragraph" style:parent-style-name="Table_20_Contents">
      <style:text-properties style:font-name="Arial" fo:font-size="10pt" officeooo:rsid="008979b7" officeooo:paragraph-rsid="008979b7" style:font-size-asian="10pt" style:font-size-complex="10pt"/>
    </style:style>
    <style:style style:name="P36" style:family="paragraph" style:parent-style-name="Table_20_Contents">
      <style:text-properties style:font-name="Arial" fo:font-size="10pt" officeooo:rsid="008acd47" officeooo:paragraph-rsid="008acd47" style:font-size-asian="10pt" style:font-size-complex="10pt"/>
    </style:style>
    <style:style style:name="P37" style:family="paragraph" style:parent-style-name="Table_20_Contents">
      <style:text-properties style:font-name="Arial" fo:font-size="10pt" officeooo:rsid="008c1eed" officeooo:paragraph-rsid="008c1eed" style:font-size-asian="10pt" style:font-size-complex="10pt"/>
    </style:style>
    <style:style style:name="P38" style:family="paragraph" style:parent-style-name="Table_20_Contents">
      <style:text-properties style:font-name="Arial" fo:font-size="10pt" officeooo:rsid="008dc07c" officeooo:paragraph-rsid="008dc07c" style:font-size-asian="10pt" style:font-size-complex="10pt"/>
    </style:style>
    <style:style style:name="P39" style:family="paragraph" style:parent-style-name="Table_20_Contents">
      <style:text-properties style:font-name="Arial" fo:font-size="10pt" officeooo:rsid="008e95be" officeooo:paragraph-rsid="008e95be" style:font-size-asian="10pt" style:font-size-complex="10pt"/>
    </style:style>
    <style:style style:name="P40" style:family="paragraph" style:parent-style-name="Table_20_Contents">
      <style:text-properties style:font-name="Arial" fo:font-size="10pt" officeooo:rsid="008f53e0" officeooo:paragraph-rsid="008f53e0" style:font-size-asian="10pt" style:font-size-complex="10pt"/>
    </style:style>
    <style:style style:name="P41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42" style:family="paragraph" style:parent-style-name="Table_20_Contents">
      <style:text-properties style:font-name="Arial" fo:font-size="10pt" officeooo:rsid="009052cd" officeooo:paragraph-rsid="009052cd" style:font-size-asian="10pt" style:font-size-complex="10pt"/>
    </style:style>
    <style:style style:name="P43" style:family="paragraph" style:parent-style-name="Table_20_Contents">
      <style:text-properties style:font-name="Arial" fo:font-size="10pt" officeooo:rsid="00919d1e" officeooo:paragraph-rsid="00919d1e" style:font-size-asian="10pt" style:font-size-complex="10pt"/>
    </style:style>
    <style:style style:name="P44" style:family="paragraph" style:parent-style-name="Table_20_Contents">
      <style:text-properties style:font-name="Arial" fo:font-size="10pt" officeooo:rsid="00b0bf40" officeooo:paragraph-rsid="00b0bf40" style:font-size-asian="10pt" style:font-size-complex="10pt"/>
    </style:style>
    <style:style style:name="P45" style:family="paragraph" style:parent-style-name="Table_20_Contents">
      <style:text-properties style:font-name="Arial" fo:font-size="10pt" officeooo:rsid="00d2a341" officeooo:paragraph-rsid="00d2a341" style:font-size-asian="10pt" style:font-size-complex="10pt"/>
    </style:style>
    <style:style style:name="P46" style:family="paragraph" style:parent-style-name="Table_20_Contents">
      <style:text-properties style:font-name="Arial" fo:font-size="10pt" officeooo:rsid="00fd894e" officeooo:paragraph-rsid="00fd894e" style:font-size-asian="10pt" style:font-size-complex="10pt"/>
    </style:style>
    <style:style style:name="P47" style:family="paragraph" style:parent-style-name="Table_20_Contents">
      <style:text-properties style:font-name="Arial" fo:font-size="10pt" officeooo:rsid="013af92c" officeooo:paragraph-rsid="013af92c" style:font-size-asian="10pt" style:font-size-complex="10pt"/>
    </style:style>
    <style:style style:name="P48" style:family="paragraph" style:parent-style-name="Table_20_Contents">
      <style:text-properties style:font-name="Arial" fo:font-size="10pt" officeooo:rsid="01402f01" officeooo:paragraph-rsid="01402f01" style:font-size-asian="10pt" style:font-size-complex="10pt"/>
    </style:style>
    <style:style style:name="P49" style:family="paragraph" style:parent-style-name="Table_20_Contents">
      <style:text-properties style:font-name="Arial" fo:font-size="10pt" officeooo:rsid="0140a82d" officeooo:paragraph-rsid="0140a82d" style:font-size-asian="10pt" style:font-size-complex="10pt"/>
    </style:style>
    <style:style style:name="P50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51" style:family="paragraph" style:parent-style-name="Table_20_Contents">
      <style:text-properties style:font-name="Arial" fo:font-size="10pt" officeooo:rsid="015e9cea" officeooo:paragraph-rsid="015e9cea" style:font-size-asian="10pt" style:font-size-complex="10pt"/>
    </style:style>
    <style:style style:name="P52" style:family="paragraph" style:parent-style-name="Table_20_Contents">
      <style:text-properties style:font-name="Arial" fo:font-size="10pt" officeooo:rsid="015ea791" officeooo:paragraph-rsid="015ea791" style:font-size-asian="10pt" style:font-size-complex="10pt"/>
    </style:style>
    <style:style style:name="P53" style:family="paragraph" style:parent-style-name="Table_20_Contents">
      <style:text-properties style:font-name="Arial" fo:font-size="10pt" officeooo:rsid="0162469f" officeooo:paragraph-rsid="0162469f" style:font-size-asian="10pt" style:font-size-complex="10pt"/>
    </style:style>
    <style:style style:name="P54" style:family="paragraph" style:parent-style-name="Table_20_Contents">
      <style:text-properties style:font-name="Arial" fo:font-size="10pt" officeooo:rsid="00a0016a" officeooo:paragraph-rsid="00a0016a" style:font-size-asian="10pt" style:font-size-complex="10pt"/>
    </style:style>
    <style:style style:name="P55" style:family="paragraph" style:parent-style-name="Table_20_Contents">
      <style:text-properties style:font-name="Arial" fo:font-size="10pt" officeooo:rsid="01b8070c" officeooo:paragraph-rsid="01b8070c" style:font-size-asian="10pt" style:font-size-complex="10pt"/>
    </style:style>
    <style:style style:name="P56" style:family="paragraph" style:parent-style-name="Table_20_Contents">
      <style:text-properties style:font-name="Arial" fo:font-size="10pt" officeooo:rsid="01b8070c" officeooo:paragraph-rsid="01b99f3b" style:font-size-asian="10pt" style:font-size-complex="10pt"/>
    </style:style>
    <style:style style:name="P57" style:family="paragraph" style:parent-style-name="Table_20_Contents">
      <style:text-properties style:font-name="Arial" fo:font-size="10pt" officeooo:rsid="01b8070c" officeooo:paragraph-rsid="021890b9" style:font-size-asian="10pt" style:font-size-complex="10pt"/>
    </style:style>
    <style:style style:name="P58" style:family="paragraph" style:parent-style-name="Table_20_Contents">
      <style:text-properties style:font-name="Arial" fo:font-size="10pt" officeooo:rsid="01b8070c" officeooo:paragraph-rsid="0218d4e9" style:font-size-asian="10pt" style:font-size-complex="10pt"/>
    </style:style>
    <style:style style:name="P59" style:family="paragraph" style:parent-style-name="Table_20_Contents">
      <style:text-properties style:font-name="Arial" fo:font-size="10pt" officeooo:rsid="01b8070c" officeooo:paragraph-rsid="0219eb81" style:font-size-asian="10pt" style:font-size-complex="10pt"/>
    </style:style>
    <style:style style:name="P60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61" style:family="paragraph" style:parent-style-name="Table_20_Contents">
      <style:text-properties style:font-name="Arial" fo:font-size="10pt" officeooo:rsid="01b8070c" officeooo:paragraph-rsid="021b2adc" style:font-size-asian="10pt" style:font-size-complex="10pt"/>
    </style:style>
    <style:style style:name="P62" style:family="paragraph" style:parent-style-name="Table_20_Contents">
      <style:text-properties style:font-name="Arial" fo:font-size="10pt" officeooo:rsid="01b8070c" officeooo:paragraph-rsid="0223f2c2" style:font-size-asian="10pt" style:font-size-complex="10pt"/>
    </style:style>
    <style:style style:name="P63" style:family="paragraph" style:parent-style-name="Table_20_Contents">
      <style:text-properties style:font-name="Arial" fo:font-size="10pt" officeooo:rsid="01b8070c" officeooo:paragraph-rsid="0238a0c2" style:font-size-asian="10pt" style:font-size-complex="10pt"/>
    </style:style>
    <style:style style:name="P64" style:family="paragraph" style:parent-style-name="Table_20_Contents">
      <style:text-properties style:font-name="Arial" fo:font-size="10pt" officeooo:rsid="01bd07bc" officeooo:paragraph-rsid="01bd07bc" style:font-size-asian="10pt" style:font-size-complex="10pt"/>
    </style:style>
    <style:style style:name="P65" style:family="paragraph" style:parent-style-name="Table_20_Contents">
      <style:text-properties style:font-name="Arial" fo:font-size="10pt" officeooo:rsid="01c991a7" officeooo:paragraph-rsid="01c991a7" style:font-size-asian="10pt" style:font-size-complex="10pt"/>
    </style:style>
    <style:style style:name="P66" style:family="paragraph" style:parent-style-name="Table_20_Contents">
      <style:text-properties style:font-name="Arial" fo:font-size="10pt" officeooo:rsid="01cb5297" officeooo:paragraph-rsid="01cb5297" style:font-size-asian="10pt" style:font-size-complex="10pt"/>
    </style:style>
    <style:style style:name="P67" style:family="paragraph" style:parent-style-name="Table_20_Contents">
      <style:text-properties style:font-name="Arial" fo:font-size="10pt" officeooo:rsid="01ce74e0" officeooo:paragraph-rsid="01ce74e0" style:font-size-asian="10pt" style:font-size-complex="10pt"/>
    </style:style>
    <style:style style:name="P68" style:family="paragraph" style:parent-style-name="Table_20_Contents">
      <style:text-properties style:font-name="Arial" fo:font-size="10pt" officeooo:rsid="01d2da0f" officeooo:paragraph-rsid="01d2da0f" style:font-size-asian="10pt" style:font-size-complex="10pt"/>
    </style:style>
    <style:style style:name="P69" style:family="paragraph" style:parent-style-name="Table_20_Contents">
      <style:text-properties style:font-name="Arial" fo:font-size="10pt" officeooo:rsid="01d4aca0" officeooo:paragraph-rsid="01d4aca0" style:font-size-asian="10pt" style:font-size-complex="10pt"/>
    </style:style>
    <style:style style:name="P70" style:family="paragraph" style:parent-style-name="Table_20_Contents">
      <style:text-properties style:font-name="Arial" fo:font-size="10pt" officeooo:rsid="01e067ed" officeooo:paragraph-rsid="01e067ed" style:font-size-asian="10pt" style:font-size-complex="10pt"/>
    </style:style>
    <style:style style:name="P71" style:family="paragraph" style:parent-style-name="Table_20_Contents">
      <style:text-properties style:font-name="Arial" fo:font-size="10pt" officeooo:rsid="01f00139" officeooo:paragraph-rsid="01f00139" style:font-size-asian="10pt" style:font-size-complex="10pt"/>
    </style:style>
    <style:style style:name="P72" style:family="paragraph" style:parent-style-name="Table_20_Contents">
      <style:text-properties style:font-name="Arial" fo:font-size="10pt" officeooo:rsid="0229b519" officeooo:paragraph-rsid="0229b519" style:font-size-asian="10pt" style:font-size-complex="10pt"/>
    </style:style>
    <style:style style:name="P73" style:family="paragraph" style:parent-style-name="Table_20_Contents">
      <style:text-properties style:font-name="Arial" fo:font-size="10pt" officeooo:rsid="007ba3c4" officeooo:paragraph-rsid="0079db9d" style:font-size-asian="10pt" style:font-size-complex="10pt"/>
    </style:style>
    <style:style style:name="P74" style:family="paragraph" style:parent-style-name="Table_20_Contents">
      <style:text-properties style:font-name="Arial" fo:font-size="10pt" officeooo:rsid="023aae51" officeooo:paragraph-rsid="023aae51" style:font-size-asian="10pt" style:font-size-complex="10pt"/>
    </style:style>
    <style:style style:name="P75" style:family="paragraph" style:parent-style-name="Table_20_Contents">
      <style:text-properties style:font-name="Arial" fo:font-size="10pt" officeooo:rsid="023aae51" officeooo:paragraph-rsid="023c5807" style:font-size-asian="10pt" style:font-size-complex="10pt"/>
    </style:style>
    <style:style style:name="P76" style:family="paragraph" style:parent-style-name="Table_20_Contents">
      <style:text-properties style:font-name="Arial" fo:font-size="10pt" officeooo:rsid="023aae51" officeooo:paragraph-rsid="023d2eba" style:font-size-asian="10pt" style:font-size-complex="10pt"/>
    </style:style>
    <style:style style:name="P77" style:family="paragraph" style:parent-style-name="Table_20_Contents">
      <style:text-properties style:font-name="Arial" fo:font-size="10pt" officeooo:rsid="023aae51" officeooo:paragraph-rsid="023f3efe" style:font-size-asian="10pt" style:font-size-complex="10pt"/>
    </style:style>
    <style:style style:name="P78" style:family="paragraph" style:parent-style-name="Table_20_Contents">
      <style:text-properties style:font-name="Arial" fo:font-size="10pt" officeooo:rsid="023aae51" officeooo:paragraph-rsid="024057ba" style:font-size-asian="10pt" style:font-size-complex="10pt"/>
    </style:style>
    <style:style style:name="P79" style:family="paragraph" style:parent-style-name="Table_20_Contents">
      <style:text-properties style:font-name="Arial" fo:font-size="10pt" officeooo:rsid="022dc0e3" officeooo:paragraph-rsid="022dc0e3" style:font-size-asian="10pt" style:font-size-complex="10pt"/>
    </style:style>
    <style:style style:name="P80" style:family="paragraph" style:parent-style-name="Table_20_Contents">
      <style:text-properties style:font-name="Arial" fo:font-size="10pt" officeooo:rsid="022f83ad" officeooo:paragraph-rsid="022f83ad" style:font-size-asian="10pt" style:font-size-complex="10pt"/>
    </style:style>
    <style:style style:name="P81" style:family="paragraph" style:parent-style-name="Table_20_Contents">
      <style:text-properties style:font-name="Arial" fo:font-size="10pt" officeooo:rsid="023c5807" officeooo:paragraph-rsid="023c5807" style:font-size-asian="10pt" style:font-size-complex="10pt"/>
    </style:style>
    <style:style style:name="P82" style:family="paragraph" style:parent-style-name="Table_20_Contents">
      <style:text-properties style:font-name="Arial" fo:font-size="10pt" officeooo:rsid="023e94d1" officeooo:paragraph-rsid="023e94d1" style:font-size-asian="10pt" style:font-size-complex="10pt"/>
    </style:style>
    <style:style style:name="P83" style:family="paragraph" style:parent-style-name="Table_20_Contents">
      <style:text-properties style:font-name="Arial" fo:font-size="10pt" officeooo:rsid="024057ba" officeooo:paragraph-rsid="024057ba" style:font-size-asian="10pt" style:font-size-complex="10pt"/>
    </style:style>
    <style:style style:name="P84" style:family="paragraph" style:parent-style-name="Table_20_Contents">
      <style:text-properties style:font-name="Arial" fo:font-size="10pt" officeooo:rsid="007ba3c4" officeooo:paragraph-rsid="0079db9d" fo:background-color="transparent" style:font-size-asian="10pt" style:font-size-complex="10pt"/>
    </style:style>
    <style:style style:name="P85" style:family="paragraph" style:parent-style-name="Table_20_Contents">
      <style:text-properties style:font-name="Arial" fo:font-size="10pt" officeooo:rsid="02443674" officeooo:paragraph-rsid="02443674" fo:background-color="transparent" style:font-size-asian="10pt" style:font-size-complex="10pt"/>
    </style:style>
    <style:style style:name="P86" style:family="paragraph" style:parent-style-name="Table_20_Contents">
      <style:text-properties style:font-name="Arial" fo:font-size="7pt" fo:font-style="italic" officeooo:rsid="005680b7" officeooo:paragraph-rsid="005680b7" style:font-size-asian="7pt" style:font-style-asian="italic" style:font-size-complex="7pt" style:font-style-complex="italic"/>
    </style:style>
    <style:style style:name="P87" style:family="paragraph" style:parent-style-name="Table_20_Contents">
      <style:text-properties style:font-name="Arial" fo:font-size="7pt" fo:font-style="italic" officeooo:rsid="00858ea5" officeooo:paragraph-rsid="00858ea5" style:font-size-asian="7pt" style:font-style-asian="italic" style:font-size-complex="7pt" style:font-style-complex="italic"/>
    </style:style>
    <style:style style:name="P88" style:family="paragraph" style:parent-style-name="Table_20_Contents">
      <style:text-properties style:font-name="Arial" fo:font-size="7pt" fo:font-style="italic" officeooo:rsid="009052cd" officeooo:paragraph-rsid="009052cd" style:font-size-asian="7pt" style:font-style-asian="italic" style:font-size-complex="7pt" style:font-style-complex="italic"/>
    </style:style>
    <style:style style:name="P89" style:family="paragraph" style:parent-style-name="Table_20_Contents">
      <style:text-properties style:use-window-font-color="true" style:font-name="Arial" fo:font-size="10pt" officeooo:rsid="001ed6ba" officeooo:paragraph-rsid="002f464d" style:font-size-asian="10pt" style:font-size-complex="10pt"/>
    </style:style>
    <style:style style:name="P90" style:family="paragraph" style:parent-style-name="Table_20_Contents">
      <style:text-properties style:use-window-font-color="true" style:font-name="Arial" fo:font-size="10pt" officeooo:rsid="001f52c5" officeooo:paragraph-rsid="001f52c5" style:font-size-asian="10pt" style:font-size-complex="10pt"/>
    </style:style>
    <style:style style:name="P91" style:family="paragraph" style:parent-style-name="Table_20_Contents">
      <style:text-properties style:use-window-font-color="true" style:font-name="Arial" fo:font-size="10pt" officeooo:rsid="008f7dd2" officeooo:paragraph-rsid="008f7dd2" style:font-size-asian="10pt" style:font-size-complex="10pt"/>
    </style:style>
    <style:style style:name="P92" style:family="paragraph" style:parent-style-name="Table_20_Contents">
      <style:text-properties style:use-window-font-color="true" style:font-name="Arial" fo:font-size="10pt" officeooo:rsid="00fcc349" officeooo:paragraph-rsid="00fcc349" style:font-size-asian="10pt" style:font-size-complex="10pt"/>
    </style:style>
    <style:style style:name="P93" style:family="paragraph" style:parent-style-name="Table_20_Contents">
      <style:text-properties style:use-window-font-color="true" style:font-name="Arial" fo:font-size="10pt" officeooo:rsid="01036918" officeooo:paragraph-rsid="01036918" style:font-size-asian="10pt" style:font-size-complex="10pt"/>
    </style:style>
    <style:style style:name="P94" style:family="paragraph" style:parent-style-name="Table_20_Contents">
      <style:text-properties style:use-window-font-color="true" style:font-name="Arial" fo:font-size="10pt" officeooo:rsid="00193c9e" officeooo:paragraph-rsid="00193c9e" style:font-size-asian="10pt" style:font-size-complex="10pt"/>
    </style:style>
    <style:style style:name="P95" style:family="paragraph" style:parent-style-name="Table_20_Contents">
      <style:text-properties style:use-window-font-color="true" style:font-name="Arial" fo:font-size="10pt" officeooo:rsid="014230f6" officeooo:paragraph-rsid="014230f6" style:font-size-asian="10pt" style:font-size-complex="10pt"/>
    </style:style>
    <style:style style:name="P96" style:family="paragraph" style:parent-style-name="Table_20_Contents">
      <style:text-properties style:use-window-font-color="true" style:font-name="Arial" fo:font-size="10pt" officeooo:rsid="00fe893d" officeooo:paragraph-rsid="00fe893d" style:font-size-asian="10pt" style:font-size-complex="10pt"/>
    </style:style>
    <style:style style:name="P97" style:family="paragraph" style:parent-style-name="Table_20_Contents">
      <style:text-properties style:use-window-font-color="true" style:font-name="Arial" fo:font-size="10pt" officeooo:rsid="0189b05a" officeooo:paragraph-rsid="01df3f3a" style:font-size-asian="10pt" style:font-size-complex="10pt"/>
    </style:style>
    <style:style style:name="P98" style:family="paragraph" style:parent-style-name="Table_20_Contents">
      <style:text-properties style:use-window-font-color="true" style:font-name="Arial" fo:font-size="10pt" officeooo:rsid="01b8070c" officeooo:paragraph-rsid="021cd0fe" style:font-size-asian="10pt" style:font-size-complex="10pt"/>
    </style:style>
    <style:style style:name="P99" style:family="paragraph" style:parent-style-name="Table_20_Contents">
      <style:text-properties style:use-window-font-color="true" style:font-name="Arial" fo:font-size="10pt" officeooo:rsid="01b8070c" officeooo:paragraph-rsid="023d2eba" style:font-size-asian="10pt" style:font-size-complex="10pt"/>
    </style:style>
    <style:style style:name="P100" style:family="paragraph" style:parent-style-name="Table_20_Contents">
      <style:text-properties style:use-window-font-color="true" style:font-name="Arial" fo:font-size="10pt" officeooo:rsid="01b8070c" officeooo:paragraph-rsid="023de7e0" style:font-size-asian="10pt" style:font-size-complex="10pt"/>
    </style:style>
    <style:style style:name="P101" style:family="paragraph" style:parent-style-name="Table_20_Contents">
      <style:text-properties style:use-window-font-color="true" style:font-name="Arial" fo:font-size="10pt" officeooo:rsid="023aae51" officeooo:paragraph-rsid="023aae51" style:font-size-asian="10pt" style:font-size-complex="10pt"/>
    </style:style>
    <style:style style:name="P102" style:family="paragraph" style:parent-style-name="Table_20_Contents">
      <style:text-properties style:use-window-font-color="true" style:font-name="Arial" fo:font-size="10pt" officeooo:rsid="023aae51" officeooo:paragraph-rsid="023d2eba" style:font-size-asian="10pt" style:font-size-complex="10pt"/>
    </style:style>
    <style:style style:name="P103" style:family="paragraph" style:parent-style-name="Table_20_Contents">
      <style:text-properties style:use-window-font-color="true" style:font-name="Arial" fo:font-size="10pt" officeooo:rsid="023aae51" officeooo:paragraph-rsid="023de7e0" style:font-size-asian="10pt" style:font-size-complex="10pt"/>
    </style:style>
    <style:style style:name="P104" style:family="paragraph" style:parent-style-name="Table_20_Contents">
      <style:text-properties style:use-window-font-color="true" style:font-name="Arial" fo:font-size="10pt" officeooo:rsid="023aae51" officeooo:paragraph-rsid="02419028" style:font-size-asian="10pt" style:font-size-complex="10pt"/>
    </style:style>
    <style:style style:name="P105" style:family="paragraph" style:parent-style-name="Table_20_Contents">
      <style:text-properties style:use-window-font-color="true" style:font-name="Arial" fo:font-size="10pt" officeooo:rsid="023aae51" officeooo:paragraph-rsid="02426f74" style:font-size-asian="10pt" style:font-size-complex="10pt"/>
    </style:style>
    <style:style style:name="P106" style:family="paragraph" style:parent-style-name="Table_20_Contents">
      <style:text-properties style:use-window-font-color="true" style:font-name="Arial" fo:font-size="10pt" officeooo:rsid="0232b782" officeooo:paragraph-rsid="0232b782" style:font-size-asian="10pt" style:font-size-complex="10pt"/>
    </style:style>
    <style:style style:name="P107" style:family="paragraph" style:parent-style-name="Table_20_Contents">
      <style:text-properties style:use-window-font-color="true" style:font-name="Arial" fo:font-size="10pt" officeooo:rsid="0232b782" officeooo:paragraph-rsid="0234133f" style:font-size-asian="10pt" style:font-size-complex="10pt"/>
    </style:style>
    <style:style style:name="P108" style:family="paragraph" style:parent-style-name="Table_20_Contents">
      <style:text-properties style:use-window-font-color="true" style:font-name="Arial" fo:font-size="10pt" officeooo:rsid="0234133f" officeooo:paragraph-rsid="0234133f" style:font-size-asian="10pt" style:font-size-complex="10pt"/>
    </style:style>
    <style:style style:name="P109" style:family="paragraph" style:parent-style-name="Table_20_Contents">
      <style:text-properties style:use-window-font-color="true" style:font-name="Arial" fo:font-size="10pt" fo:font-weight="normal" officeooo:rsid="01036918" officeooo:paragraph-rsid="01036918" style:font-size-asian="10pt" style:font-weight-asian="normal" style:font-size-complex="10pt" style:font-weight-complex="normal"/>
    </style:style>
    <style:style style:name="P110" style:family="paragraph" style:parent-style-name="Table_20_Contents">
      <style:text-properties style:use-window-font-color="true" style:font-name="Arial" fo:font-size="10pt" officeooo:rsid="023aae51" officeooo:paragraph-rsid="023d2eba" fo:background-color="transparent" style:font-size-asian="10pt" style:font-size-complex="10pt"/>
    </style:style>
    <style:style style:name="P111" style:family="paragraph" style:parent-style-name="Table_20_Contents">
      <style:text-properties style:use-window-font-color="true" style:font-name="Arial" fo:font-size="7pt" fo:font-style="italic" officeooo:rsid="015be96b" officeooo:paragraph-rsid="015be96b" style:font-size-asian="6.09999990463257pt" style:font-style-asian="italic" style:font-size-complex="7pt" style:font-style-complex="italic"/>
    </style:style>
    <style:style style:name="P112" style:family="paragraph" style:parent-style-name="Table_20_Contents">
      <style:text-properties fo:color="#ff3333" style:font-name="Arial" fo:font-size="10pt" fo:font-weight="bold" officeooo:rsid="008f7dd2" officeooo:paragraph-rsid="008f7dd2" style:font-size-asian="10pt" style:font-weight-asian="bold" style:font-size-complex="10pt" style:font-weight-complex="bold"/>
    </style:style>
    <style:style style:name="P113" style:family="paragraph" style:parent-style-name="Table_20_Contents">
      <style:text-properties fo:color="#ff3333" style:font-name="Arial" fo:font-size="10pt" fo:font-style="normal" style:text-underline-style="none" fo:font-weight="bold" officeooo:rsid="01fc8008" officeooo:paragraph-rsid="01fc8008" style:font-size-asian="10pt" style:font-style-asian="normal" style:font-weight-asian="bold" style:font-size-complex="10pt" style:font-style-complex="normal" style:font-weight-complex="bold"/>
    </style:style>
    <style:style style:name="P114" style:family="paragraph" style:parent-style-name="Table_20_Contents">
      <style:text-properties fo:color="#ed1c24" style:font-name="Arial" fo:font-size="10pt" officeooo:rsid="016fb869" officeooo:paragraph-rsid="01a4cc86" style:font-size-asian="10pt" style:font-size-complex="10pt"/>
    </style:style>
    <style:style style:name="P115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16" style:family="paragraph" style:parent-style-name="Table_20_Contents">
      <style:text-properties fo:color="#ed1c24" style:font-name="Arial" fo:font-size="10pt" officeooo:rsid="0171f3ce" officeooo:paragraph-rsid="01a4cc86" style:font-size-asian="10pt" style:font-size-complex="10pt"/>
    </style:style>
    <style:style style:name="P117" style:family="paragraph" style:parent-style-name="Table_20_Contents">
      <style:text-properties fo:color="#ed1c24" style:font-name="Arial" fo:font-size="10pt" officeooo:rsid="01b644bb" officeooo:paragraph-rsid="01b644bb" style:font-size-asian="10pt" style:font-size-complex="10pt"/>
    </style:style>
    <style:style style:name="P118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19" style:family="paragraph" style:parent-style-name="Table_20_Contents">
      <style:text-properties fo:color="#ed1c24" style:font-name="Arial" fo:font-size="10pt" officeooo:rsid="01e4dd6e" officeooo:paragraph-rsid="01e4dd6e" style:font-size-asian="10pt" style:font-size-complex="10pt"/>
    </style:style>
    <style:style style:name="P120" style:family="paragraph" style:parent-style-name="Table_20_Contents">
      <style:text-properties fo:color="#ed1c24" style:font-name="Arial" fo:font-size="10pt" officeooo:rsid="01e4dd6e" officeooo:paragraph-rsid="0228ace9" style:font-size-asian="10pt" style:font-size-complex="10pt"/>
    </style:style>
    <style:style style:name="P121" style:family="paragraph" style:parent-style-name="Table_20_Contents">
      <style:text-properties fo:color="#ed1c24" style:font-name="Arial" fo:font-size="10pt" officeooo:rsid="01f00139" officeooo:paragraph-rsid="01f00139" style:font-size-asian="10pt" style:font-size-complex="10pt"/>
    </style:style>
    <style:style style:name="P122" style:family="paragraph" style:parent-style-name="Table_20_Contents">
      <style:text-properties fo:color="#ed1c24" style:font-name="Arial" fo:font-size="10pt" officeooo:rsid="0228ace9" officeooo:paragraph-rsid="0228ace9" style:font-size-asian="10pt" style:font-size-complex="10pt"/>
    </style:style>
    <style:style style:name="P123" style:family="paragraph" style:parent-style-name="Table_20_Contents">
      <style:text-properties fo:color="#ed1c24" style:font-name="Arial" fo:font-size="10pt" officeooo:rsid="01807c17" officeooo:paragraph-rsid="01a4cc86" fo:background-color="transparent" style:font-size-asian="10pt" style:font-size-complex="10pt"/>
    </style:style>
    <style:style style:name="P124" style:family="paragraph" style:parent-style-name="Table_20_Contents">
      <style:text-properties fo:color="#ed1c24" style:font-name="Arial" fo:font-size="10pt" officeooo:rsid="01807c17" officeooo:paragraph-rsid="0228ace9" fo:background-color="transparent" style:font-size-asian="10pt" style:font-size-complex="10pt"/>
    </style:style>
    <style:style style:name="P125" style:family="paragraph" style:parent-style-name="Table_20_Contents">
      <style:text-properties fo:color="#ed1c24" style:font-name="Arial" fo:font-size="10pt" officeooo:rsid="01f00139" officeooo:paragraph-rsid="01f00139" fo:background-color="transparent" style:font-size-asian="10pt" style:font-size-complex="10pt"/>
    </style:style>
    <style:style style:name="P126" style:family="paragraph" style:parent-style-name="Table_20_Contents">
      <style:text-properties fo:color="#ed1c24" style:font-name="Arial" fo:font-size="10pt" officeooo:rsid="01bd07bc" officeooo:paragraph-rsid="01bd07bc" fo:background-color="transparent" style:font-size-asian="10pt" style:font-size-complex="10pt"/>
    </style:style>
    <style:style style:name="P127" style:family="paragraph" style:parent-style-name="Table_20_Contents">
      <style:text-properties fo:color="#ed1c24" style:font-name="Arial" fo:font-size="10pt" officeooo:rsid="02269416" officeooo:paragraph-rsid="02269416" fo:background-color="transparent" style:font-size-asian="10pt" style:font-size-complex="10pt"/>
    </style:style>
    <style:style style:name="P128" style:family="paragraph" style:parent-style-name="Table_20_Contents">
      <style:text-properties fo:color="#ed1c24" style:font-name="Arial" fo:font-size="10pt" officeooo:rsid="0228ace9" officeooo:paragraph-rsid="0228ace9" fo:background-color="transparent" style:font-size-asian="10pt" style:font-size-complex="10pt"/>
    </style:style>
    <style:style style:name="P129" style:family="paragraph" style:parent-style-name="Table_20_Contents">
      <style:text-properties fo:color="#ce181e" style:font-name="Arial" fo:font-size="10pt" officeooo:rsid="0187b01a" officeooo:paragraph-rsid="0187b01a" style:font-size-asian="10pt" style:font-size-complex="10pt"/>
    </style:style>
    <style:style style:name="P130" style:family="paragraph" style:parent-style-name="Table_20_Contents">
      <style:text-properties fo:color="#ce181e" style:font-name="Arial" fo:font-size="10pt" officeooo:rsid="01b3c00d" officeooo:paragraph-rsid="01b3c00d" style:font-size-asian="10pt" style:font-size-complex="10pt"/>
    </style:style>
    <style:style style:name="P131" style:family="paragraph" style:parent-style-name="Table_20_Contents">
      <style:text-properties fo:color="#ce181e" style:font-name="Arial" fo:font-size="10pt" officeooo:rsid="01e067ed" officeooo:paragraph-rsid="01e067ed" style:font-size-asian="10pt" style:font-size-complex="10pt"/>
    </style:style>
    <style:style style:name="P132" style:family="paragraph" style:parent-style-name="Table_20_Contents">
      <style:text-properties fo:color="#ce181e" style:font-name="Arial" fo:font-size="10pt" officeooo:rsid="01f00139" officeooo:paragraph-rsid="01f00139" style:font-size-asian="10pt" style:font-size-complex="10pt"/>
    </style:style>
    <style:style style:name="P133" style:family="paragraph" style:parent-style-name="Table_20_Contents">
      <style:text-properties fo:color="#ce181e" style:font-name="Arial" fo:font-size="10pt" officeooo:rsid="01d4aca0" officeooo:paragraph-rsid="0228ace9" fo:background-color="transparent" style:font-size-asian="10pt" style:font-size-complex="10pt"/>
    </style:style>
    <style:style style:name="P134" style:family="paragraph" style:parent-style-name="Table_20_Contents">
      <style:text-properties fo:color="#a3238e" style:font-name="Arial" fo:font-size="10pt" officeooo:rsid="0053d84a" officeooo:paragraph-rsid="0053d84a" style:font-size-asian="10pt" style:font-size-complex="10pt"/>
    </style:style>
    <style:style style:name="P135" style:family="paragraph" style:parent-style-name="Table_20_Contents">
      <style:text-properties fo:color="#a3238e" style:font-name="Arial" fo:font-size="10pt" officeooo:rsid="001b034b" officeooo:paragraph-rsid="001b034b" style:font-size-asian="10pt" style:font-size-complex="10pt"/>
    </style:style>
    <style:style style:name="P136" style:family="paragraph" style:parent-style-name="Table_20_Contents">
      <style:text-properties fo:color="#a3238e" style:font-name="Arial" fo:font-size="10pt" officeooo:rsid="00198a06" officeooo:paragraph-rsid="00198a06" style:font-size-asian="10pt" style:font-size-complex="10pt"/>
    </style:style>
    <style:style style:name="P137" style:family="paragraph" style:parent-style-name="Table_20_Contents">
      <style:text-properties fo:color="#a3238e" style:font-name="Arial" fo:font-size="10pt" officeooo:rsid="00858ea5" officeooo:paragraph-rsid="00858ea5" style:font-size-asian="10pt" style:font-size-complex="10pt"/>
    </style:style>
    <style:style style:name="P138" style:family="paragraph" style:parent-style-name="Table_20_Contents">
      <style:text-properties fo:color="#a3238e" style:font-name="Arial" fo:font-size="10pt" officeooo:rsid="01f2e427" officeooo:paragraph-rsid="01f2e427" style:font-size-asian="10pt" style:font-size-complex="10pt"/>
    </style:style>
    <style:style style:name="P139" style:family="paragraph" style:parent-style-name="Table_20_Contents">
      <style:text-properties fo:color="#a3238e" style:font-name="Arial" fo:font-size="10pt" officeooo:rsid="01402f01" officeooo:paragraph-rsid="01402f01" style:font-size-asian="10pt" style:font-size-complex="10pt"/>
    </style:style>
    <style:style style:name="P140" style:family="paragraph" style:parent-style-name="Table_20_Contents">
      <style:text-properties fo:color="#a3238e" style:font-name="Arial" fo:font-size="10pt" officeooo:rsid="01b3c00d" officeooo:paragraph-rsid="01b3c00d" style:font-size-asian="10pt" style:font-size-complex="10pt"/>
    </style:style>
    <style:style style:name="P141" style:family="paragraph" style:parent-style-name="Table_20_Contents">
      <style:text-properties fo:color="#a3238e" style:font-name="Arial" fo:font-size="10pt" officeooo:rsid="00193c9e" officeooo:paragraph-rsid="00193c9e" style:font-size-asian="10pt" style:font-size-complex="10pt"/>
    </style:style>
    <style:style style:name="P142" style:family="paragraph" style:parent-style-name="Table_20_Contents">
      <style:text-properties fo:color="#a3238e" style:font-name="Arial" fo:font-size="10pt" officeooo:rsid="0042ca9b" officeooo:paragraph-rsid="0042ca9b" style:font-size-asian="10pt" style:font-size-complex="10pt"/>
    </style:style>
    <style:style style:name="P143" style:family="paragraph" style:parent-style-name="Table_20_Contents">
      <style:text-properties fo:color="#a3238e" style:font-name="Arial" fo:font-size="10pt" officeooo:rsid="0083cfbd" officeooo:paragraph-rsid="0083cfbd" style:font-size-asian="10pt" style:font-size-complex="10pt"/>
    </style:style>
    <style:style style:name="P144" style:family="paragraph" style:parent-style-name="Table_20_Contents">
      <style:text-properties fo:color="#a3238e" style:font-name="Arial" fo:font-size="10pt" officeooo:rsid="0229b519" officeooo:paragraph-rsid="0229b519" style:font-size-asian="10pt" style:font-size-complex="10pt"/>
    </style:style>
    <style:style style:name="P145" style:family="paragraph" style:parent-style-name="Table_20_Contents">
      <style:text-properties fo:color="#a3238e" style:font-name="Arial" fo:font-size="10pt" officeooo:rsid="01b17977" officeooo:paragraph-rsid="01b17977" style:font-size-asian="10pt" style:font-size-complex="10pt"/>
    </style:style>
    <style:style style:name="P146" style:family="paragraph" style:parent-style-name="Table_20_Contents">
      <style:text-properties fo:color="#a3238e" style:font-name="Arial" fo:font-size="10pt" officeooo:rsid="00d2a341" officeooo:paragraph-rsid="00d2a341" style:font-size-asian="10pt" style:font-size-complex="10pt"/>
    </style:style>
    <style:style style:name="P147" style:family="paragraph" style:parent-style-name="Table_20_Contents">
      <style:text-properties fo:color="#a3238e" style:font-name="Arial" fo:font-size="10pt" officeooo:rsid="008acd47" officeooo:paragraph-rsid="008acd47" style:font-size-asian="10pt" style:font-size-complex="10pt"/>
    </style:style>
    <style:style style:name="P148" style:family="paragraph" style:parent-style-name="Table_20_Contents">
      <style:text-properties fo:color="#a3238e" style:font-name="Arial" fo:font-size="10pt" officeooo:rsid="01036918" officeooo:paragraph-rsid="01036918" style:font-size-asian="10pt" style:font-size-complex="10pt"/>
    </style:style>
    <style:style style:name="P149" style:family="paragraph" style:parent-style-name="Table_20_Contents">
      <style:text-properties fo:color="#a3238e" style:font-name="Arial" fo:font-size="10pt" officeooo:rsid="007e7bd8" officeooo:paragraph-rsid="007e7bd8" style:font-size-asian="10pt" style:font-size-complex="10pt"/>
    </style:style>
    <style:style style:name="P150" style:family="paragraph" style:parent-style-name="Table_20_Contents">
      <style:text-properties fo:color="#a3238e" style:font-name="Arial" fo:font-size="10pt" officeooo:rsid="00880e23" officeooo:paragraph-rsid="00880e23" style:font-size-asian="10pt" style:font-size-complex="10pt"/>
    </style:style>
    <style:style style:name="P151" style:family="paragraph" style:parent-style-name="Table_20_Contents">
      <style:text-properties fo:color="#a3238e" style:font-name="Arial" fo:font-size="10pt" officeooo:rsid="015ea791" officeooo:paragraph-rsid="015ea791" style:font-size-asian="10pt" style:font-size-complex="10pt"/>
    </style:style>
    <style:style style:name="P152" style:family="paragraph" style:parent-style-name="Table_20_Contents">
      <style:text-properties fo:color="#a3238e" style:font-name="Arial" fo:font-size="10pt" officeooo:rsid="01b17977" officeooo:paragraph-rsid="01b17977" fo:background-color="transparent" style:font-size-asian="10pt" style:font-size-complex="10pt"/>
    </style:style>
    <style:style style:name="P153" style:family="paragraph" style:parent-style-name="Table_20_Contents">
      <style:text-properties fo:color="#a3238e" style:font-name="Arial" fo:font-size="10pt" officeooo:rsid="013af92c" officeooo:paragraph-rsid="013af92c" fo:background-color="transparent" style:font-size-asian="10pt" style:font-size-complex="10pt"/>
    </style:style>
    <style:style style:name="P154" style:family="paragraph" style:parent-style-name="Table_20_Contents">
      <style:text-properties fo:color="#a3238e" style:font-name="Arial" fo:font-size="10pt" officeooo:rsid="0162469f" officeooo:paragraph-rsid="0162469f" fo:background-color="transparent" style:font-size-asian="10pt" style:font-size-complex="10pt"/>
    </style:style>
    <style:style style:name="P155" style:family="paragraph" style:parent-style-name="Table_20_Contents">
      <style:text-properties fo:color="#a3238e" style:font-name="Arial" fo:font-size="10pt" officeooo:rsid="00193c9e" officeooo:paragraph-rsid="00193c9e" fo:background-color="transparent" style:font-size-asian="10pt" style:font-size-complex="10pt"/>
    </style:style>
    <style:style style:name="P156" style:family="paragraph" style:parent-style-name="Table_20_Contents">
      <style:text-properties fo:color="#a3238e" style:font-name="Arial" fo:font-size="10pt" officeooo:rsid="01d2da0f" officeooo:paragraph-rsid="01d2da0f" fo:background-color="transparent" style:font-size-asian="10pt" style:font-size-complex="10pt"/>
    </style:style>
    <style:style style:name="P157" style:family="paragraph" style:parent-style-name="Text_20_body">
      <style:text-properties fo:color="#ce181e" style:font-name="Arial" fo:font-size="10pt" officeooo:rsid="01b3c00d" officeooo:paragraph-rsid="01b3c00d" style:font-size-asian="10pt" style:font-size-complex="10pt"/>
    </style:style>
    <style:style style:name="P158" style:family="paragraph" style:parent-style-name="Text_20_body">
      <style:text-properties fo:color="#a3238e" style:font-name="Arial" fo:font-size="10pt" officeooo:rsid="01bd07bc" officeooo:paragraph-rsid="01bd07bc" fo:background-color="transparent" style:font-size-asian="10pt" style:font-size-complex="10pt"/>
    </style:style>
    <style:style style:name="P159" style:family="paragraph" style:parent-style-name="Text_20_body">
      <style:text-properties fo:color="#a3238e" style:font-name="Arial" fo:font-size="10pt" officeooo:rsid="01f00139" officeooo:paragraph-rsid="01f00139" fo:background-color="transparent" style:font-size-asian="10pt" style:font-size-complex="10pt"/>
    </style:style>
    <style:style style:name="P160" style:family="paragraph" style:parent-style-name="Standard">
      <style:paragraph-properties fo:margin-top="0.0398in" fo:margin-bottom="0.0398in" loext:contextual-spacing="false"/>
      <style:text-properties fo:color="#0066b3" style:font-name="Arial"/>
    </style:style>
    <style:style style:name="P161" style:family="paragraph" style:parent-style-name="Table_20_Contents">
      <style:text-properties fo:color="#ed1c24" style:font-name="Arial" fo:font-size="10pt" officeooo:rsid="01a63b01" officeooo:paragraph-rsid="02455917" style:font-size-asian="10pt" style:font-size-complex="10pt"/>
    </style:style>
    <style:style style:name="P162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63" style:family="paragraph" style:parent-style-name="Table_20_Contents">
      <style:text-properties fo:color="#ed1c24" style:font-name="Arial" fo:font-size="10pt" officeooo:rsid="02455917" officeooo:paragraph-rsid="02455917" style:font-size-asian="10pt" style:font-size-complex="10pt"/>
    </style:style>
    <style:style style:name="P164" style:family="paragraph" style:parent-style-name="Table_20_Contents">
      <style:text-properties fo:color="#ed1c24" style:font-name="Arial" fo:font-size="10pt" officeooo:rsid="01bb5eab" officeooo:paragraph-rsid="02464a06" style:font-size-asian="10pt" style:font-size-complex="10pt"/>
    </style:style>
    <style:style style:name="P165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66" style:family="paragraph" style:parent-style-name="Table_20_Contents">
      <style:text-properties fo:color="#ed1c24" style:font-name="Arial" fo:font-size="10pt" officeooo:rsid="01bb5eab" officeooo:paragraph-rsid="02470e2b" style:font-size-asian="10pt" style:font-size-complex="10pt"/>
    </style:style>
    <style:style style:name="P167" style:family="paragraph" style:parent-style-name="Table_20_Contents">
      <style:text-properties fo:color="#ed1c24" style:font-name="Arial" fo:font-size="10pt" officeooo:rsid="02464a06" officeooo:paragraph-rsid="02464a06" style:font-size-asian="10pt" style:font-size-complex="10pt"/>
    </style:style>
    <style:style style:name="P168" style:family="paragraph" style:parent-style-name="Table_20_Contents">
      <style:text-properties fo:color="#ed1c24" style:font-name="Arial" fo:font-size="10pt" officeooo:rsid="01df3f3a" officeooo:paragraph-rsid="02470e2b" style:font-size-asian="10pt" style:font-size-complex="10pt"/>
    </style:style>
    <style:style style:name="P169" style:family="paragraph" style:parent-style-name="Table_20_Contents">
      <style:text-properties fo:color="#ed1c24" style:font-name="Arial" fo:font-size="10pt" officeooo:rsid="008c1eed" officeooo:paragraph-rsid="024862b7" style:font-size-asian="10pt" style:font-size-complex="10pt"/>
    </style:style>
    <style:style style:name="P170" style:family="paragraph" style:parent-style-name="Table_20_Contents">
      <style:text-properties fo:color="#ed1c24" style:font-name="Arial" fo:font-size="10pt" officeooo:rsid="02470e2b" officeooo:paragraph-rsid="02470e2b" style:font-size-asian="10pt" style:font-size-complex="10pt"/>
    </style:style>
    <style:style style:name="P171" style:family="paragraph" style:parent-style-name="Table_20_Contents">
      <style:text-properties fo:color="#ed1c24" style:font-name="Arial" fo:font-size="10pt" fo:font-weight="normal" officeooo:rsid="00ebc86c" officeooo:paragraph-rsid="02455917" style:font-size-asian="10pt" style:font-weight-asian="normal" style:font-size-complex="10pt" style:font-weight-complex="normal"/>
    </style:style>
    <style:style style:name="P172" style:family="paragraph" style:parent-style-name="Table_20_Contents">
      <style:text-properties fo:color="#ed1c24" style:font-name="Arial" fo:font-size="10pt" officeooo:rsid="02443674" officeooo:paragraph-rsid="02443674" fo:background-color="transparent" style:font-size-asian="10pt" style:font-size-complex="10pt"/>
    </style:style>
    <style:style style:name="P173" style:family="paragraph" style:parent-style-name="Table_20_Contents">
      <style:text-properties fo:color="#ce181e" style:font-name="Arial" fo:font-size="10pt" officeooo:rsid="01d4aca0" officeooo:paragraph-rsid="0228ace9" fo:background-color="transparent" style:font-size-asian="10pt" style:font-size-complex="10pt"/>
    </style:style>
    <style:style style:name="P174" style:family="paragraph" style:parent-style-name="Table_20_Contents">
      <style:text-properties fo:color="#ce181e" style:font-name="Arial" fo:font-size="10pt" officeooo:rsid="01b17977" officeooo:paragraph-rsid="02455917" fo:background-color="transparent" style:font-size-asian="10pt" style:font-size-complex="10pt"/>
    </style:style>
    <style:style style:name="P175" style:family="paragraph" style:parent-style-name="Table_20_Contents">
      <style:text-properties fo:color="#ce181e" style:font-name="Arial" fo:font-size="10pt" officeooo:rsid="01b17977" officeooo:paragraph-rsid="02455917" style:font-size-asian="10pt" style:font-size-complex="10pt"/>
    </style:style>
    <style:style style:name="P176" style:family="paragraph" style:parent-style-name="Table_20_Contents">
      <style:text-properties style:use-window-font-color="true" style:font-name="Arial" fo:font-size="10pt" fo:font-weight="bold" officeooo:rsid="00dfb0cb" officeooo:paragraph-rsid="00dfb0cb" style:font-size-asian="10pt" style:font-weight-asian="bold" style:font-size-complex="10pt" style:font-weight-complex="bold"/>
    </style:style>
    <style:style style:name="P177" style:family="paragraph" style:parent-style-name="Table_20_Contents">
      <style:text-properties style:use-window-font-color="true" style:font-name="Arial" fo:font-size="10pt" officeooo:rsid="01b3c00d" officeooo:paragraph-rsid="01b3c00d" style:font-size-asian="10pt" style:font-size-complex="10pt"/>
    </style:style>
    <style:style style:name="P178" style:family="paragraph" style:parent-style-name="Table_20_Contents">
      <style:text-properties fo:color="#00a65d" style:font-name="Arial" fo:font-size="10pt" officeooo:rsid="00dfb0cb" officeooo:paragraph-rsid="00dfb0cb" style:font-size-asian="10pt" style:font-size-complex="10pt"/>
    </style:style>
    <style:style style:name="P179" style:family="paragraph" style:parent-style-name="Table_20_Contents">
      <style:text-properties fo:color="#00a65d" style:font-name="Arial" fo:font-size="10pt" officeooo:rsid="01d2da0f" officeooo:paragraph-rsid="01d2da0f" style:font-size-asian="10pt" style:font-size-complex="10pt"/>
    </style:style>
    <style:style style:name="P180" style:family="paragraph" style:parent-style-name="Table_20_Contents">
      <style:text-properties fo:color="#00a65d" style:font-name="Arial" fo:font-size="10pt" officeooo:rsid="02455917" officeooo:paragraph-rsid="02455917" style:font-size-asian="10pt" style:font-size-complex="10pt"/>
    </style:style>
    <style:style style:name="P181" style:family="paragraph" style:parent-style-name="Table_20_Contents">
      <style:text-properties fo:color="#00a65d" style:font-name="Arial" fo:font-size="10pt" officeooo:rsid="013af92c" officeooo:paragraph-rsid="013af92c" style:font-size-asian="10pt" style:font-size-complex="10pt"/>
    </style:style>
    <style:style style:name="P182" style:family="paragraph" style:parent-style-name="Table_20_Contents">
      <style:text-properties fo:color="#00a65d" style:font-name="Arial" fo:font-size="10pt" officeooo:rsid="001ed6ba" officeooo:paragraph-rsid="001ed6ba" style:font-size-asian="10pt" style:font-size-complex="10pt"/>
    </style:style>
    <style:style style:name="P183" style:family="paragraph" style:parent-style-name="Table_20_Contents">
      <style:text-properties fo:color="#00a65d" style:font-name="Arial" fo:font-size="10pt" officeooo:rsid="01b3c00d" officeooo:paragraph-rsid="01b3c00d" style:font-size-asian="10pt" style:font-size-complex="10pt"/>
    </style:style>
    <style:style style:name="P184" style:family="paragraph" style:parent-style-name="Table_20_Contents">
      <style:text-properties fo:color="#00a65d" style:font-name="Arial" fo:font-size="10pt" officeooo:rsid="01b99f3b" officeooo:paragraph-rsid="01b99f3b" style:font-size-asian="10pt" style:font-size-complex="10pt"/>
    </style:style>
    <style:style style:name="P185" style:family="paragraph" style:parent-style-name="Table_20_Contents">
      <style:text-properties fo:color="#00a65d" style:font-name="Arial" fo:font-size="10pt" officeooo:rsid="001f52c5" officeooo:paragraph-rsid="001f52c5" style:font-size-asian="10pt" style:font-size-complex="10pt"/>
    </style:style>
    <style:style style:name="P186" style:family="paragraph" style:parent-style-name="Table_20_Contents">
      <style:text-properties fo:color="#00a65d" style:font-name="Arial" fo:font-size="10pt" officeooo:rsid="015ea791" officeooo:paragraph-rsid="015ea791" style:font-size-asian="10pt" style:font-size-complex="10pt"/>
    </style:style>
    <style:style style:name="P187" style:family="paragraph" style:parent-style-name="Table_20_Contents">
      <style:text-properties fo:color="#00a65d" style:font-name="Arial" fo:font-size="10pt" officeooo:rsid="00189261" officeooo:paragraph-rsid="00189261" style:font-size-asian="10pt" style:font-size-complex="10pt"/>
    </style:style>
    <style:style style:name="P188" style:family="paragraph" style:parent-style-name="Table_20_Contents">
      <style:text-properties fo:color="#00a65d" style:font-name="Arial" fo:font-size="10pt" officeooo:rsid="00f27ca2" officeooo:paragraph-rsid="00f27ca2" style:font-size-asian="10pt" style:font-size-complex="10pt"/>
    </style:style>
    <style:style style:name="P189" style:family="paragraph" style:parent-style-name="Table_20_Contents">
      <style:text-properties fo:color="#00a65d" style:font-name="Arial" fo:font-size="10pt" officeooo:rsid="02470e2b" officeooo:paragraph-rsid="02470e2b" style:font-size-asian="10pt" style:font-size-complex="10pt"/>
    </style:style>
    <style:style style:name="P190" style:family="paragraph" style:parent-style-name="Table_20_Contents">
      <style:text-properties fo:color="#00a65d" style:font-name="Arial" fo:font-size="10pt" officeooo:rsid="024862b7" officeooo:paragraph-rsid="024862b7" style:font-size-asian="10pt" style:font-size-complex="10pt"/>
    </style:style>
    <style:style style:name="P191" style:family="paragraph" style:parent-style-name="Table_20_Contents">
      <style:text-properties fo:color="#00a65d" style:font-name="Arial" fo:font-size="10pt" officeooo:rsid="02443674" officeooo:paragraph-rsid="02443674" fo:background-color="transparent" style:font-size-asian="10pt" style:font-size-complex="10pt"/>
    </style:style>
    <style:style style:name="P192" style:family="paragraph" style:parent-style-name="Table_20_Contents">
      <style:text-properties fo:color="#a3238e" style:font-name="Arial" fo:font-size="10pt" officeooo:rsid="02443674" officeooo:paragraph-rsid="02443674" fo:background-color="transparent" style:font-size-asian="10pt" style:font-size-complex="10pt"/>
    </style:style>
    <style:style style:name="P193" style:family="paragraph" style:parent-style-name="Table_20_Contents">
      <style:text-properties fo:color="#5c2d91" style:font-name="Arial" fo:font-size="10pt" officeooo:rsid="01b3c00d" officeooo:paragraph-rsid="01b3c00d" style:font-size-asian="10pt" style:font-size-complex="10pt"/>
    </style:style>
    <style:style style:name="T1" style:family="text">
      <style:text-properties officeooo:rsid="00198a06"/>
    </style:style>
    <style:style style:name="T2" style:family="text">
      <style:text-properties officeooo:rsid="001d036d"/>
    </style:style>
    <style:style style:name="T3" style:family="text">
      <style:text-properties officeooo:rsid="0022d5e9"/>
    </style:style>
    <style:style style:name="T4" style:family="text">
      <style:text-properties officeooo:rsid="00277cfa"/>
    </style:style>
    <style:style style:name="T5" style:family="text">
      <style:text-properties officeooo:rsid="004e49f3"/>
    </style:style>
    <style:style style:name="T6" style:family="text">
      <style:text-properties officeooo:rsid="005cc08d"/>
    </style:style>
    <style:style style:name="T7" style:family="text">
      <style:text-properties officeooo:rsid="005fbf62"/>
    </style:style>
    <style:style style:name="T8" style:family="text">
      <style:text-properties officeooo:rsid="007ba3c4"/>
    </style:style>
    <style:style style:name="T9" style:family="text">
      <style:text-properties officeooo:rsid="008dc07c"/>
    </style:style>
    <style:style style:name="T10" style:family="text">
      <style:text-properties officeooo:rsid="00ebc86c"/>
    </style:style>
    <style:style style:name="T11" style:family="text">
      <style:text-properties officeooo:rsid="00fcc349"/>
    </style:style>
    <style:style style:name="T12" style:family="text">
      <style:text-properties officeooo:rsid="015e9cea"/>
    </style:style>
    <style:style style:name="T13" style:family="text">
      <style:text-properties officeooo:rsid="015ea791"/>
    </style:style>
    <style:style style:name="T14" style:family="text">
      <style:text-properties style:text-position="super 58%"/>
    </style:style>
    <style:style style:name="T15" style:family="text">
      <style:text-properties style:use-window-font-color="true" officeooo:rsid="01b8070c"/>
    </style:style>
    <style:style style:name="T16" style:family="text">
      <style:text-properties style:use-window-font-color="true" officeooo:rsid="01def8e1"/>
    </style:style>
    <style:style style:name="T17" style:family="text">
      <style:text-properties style:use-window-font-color="true" officeooo:rsid="01df3f3a"/>
    </style:style>
    <style:style style:name="T18" style:family="text">
      <style:text-properties style:use-window-font-color="true" officeooo:rsid="021dd0ca"/>
    </style:style>
    <style:style style:name="T19" style:family="text">
      <style:text-properties style:use-window-font-color="true" officeooo:rsid="0238a0c2"/>
    </style:style>
    <style:style style:name="T20" style:family="text">
      <style:text-properties style:use-window-font-color="true" officeooo:rsid="02399254"/>
    </style:style>
    <style:style style:name="T21" style:family="text">
      <style:text-properties style:use-window-font-color="true" officeooo:rsid="023aae51"/>
    </style:style>
    <style:style style:name="T22" style:family="text">
      <style:text-properties style:use-window-font-color="true" officeooo:rsid="02419028"/>
    </style:style>
    <style:style style:name="T23" style:family="text">
      <style:text-properties officeooo:rsid="01bfeee2"/>
    </style:style>
    <style:style style:name="T24" style:family="text">
      <style:text-properties officeooo:rsid="01ce74e0"/>
    </style:style>
    <style:style style:name="T25" style:family="text">
      <style:text-properties officeooo:rsid="01df3f3a"/>
    </style:style>
    <style:style style:name="T26" style:family="text">
      <style:text-properties officeooo:rsid="01e1db0d"/>
    </style:style>
    <style:style style:name="T27" style:family="text">
      <style:text-properties officeooo:rsid="020251b0"/>
    </style:style>
    <style:style style:name="T28" style:family="text">
      <style:text-properties officeooo:rsid="021890b9"/>
    </style:style>
    <style:style style:name="T29" style:family="text">
      <style:text-properties officeooo:rsid="022f83ad"/>
    </style:style>
    <style:style style:name="T30" style:family="text">
      <style:text-properties officeooo:rsid="02311249"/>
    </style:style>
    <style:style style:name="T31" style:family="text">
      <style:text-properties officeooo:rsid="02314aa7"/>
    </style:style>
    <style:style style:name="T32" style:family="text">
      <style:text-properties officeooo:rsid="0238a0c2"/>
    </style:style>
    <style:style style:name="T33" style:family="text">
      <style:text-properties officeooo:rsid="023aae51"/>
    </style:style>
    <style:style style:name="T34" style:family="text">
      <style:text-properties officeooo:rsid="023b24b1"/>
    </style:style>
    <style:style style:name="T35" style:family="text">
      <style:text-properties officeooo:rsid="023c5807"/>
    </style:style>
    <style:style style:name="T36" style:family="text">
      <style:text-properties officeooo:rsid="023d2eba"/>
    </style:style>
    <style:style style:name="T37" style:family="text">
      <style:text-properties officeooo:rsid="023de7e0"/>
    </style:style>
    <style:style style:name="T38" style:family="text">
      <style:text-properties officeooo:rsid="023f3efe"/>
    </style:style>
    <style:style style:name="T39" style:family="text">
      <style:text-properties officeooo:rsid="024057ba"/>
    </style:style>
    <style:style style:name="T40" style:family="text">
      <style:text-properties officeooo:rsid="02426f74"/>
    </style:style>
    <style:style style:name="T41" style:family="text">
      <style:text-properties officeooo:rsid="02455917"/>
    </style:style>
    <style:style style:name="T42" style:family="text">
      <style:text-properties officeooo:rsid="02464a06"/>
    </style:style>
    <style:style style:name="T43" style:family="text">
      <style:text-properties officeooo:rsid="02470e2b"/>
    </style:style>
    <style:style style:name="T44" style:family="text">
      <style:text-properties fo:font-size="7pt" fo:font-style="italic" officeooo:rsid="02470e2b" style:font-size-asian="7pt" style:font-style-asian="italic" style:font-size-complex="7pt" style:font-style-complex="italic"/>
    </style:style>
    <style:style style:name="T45" style:family="text">
      <style:text-properties officeooo:rsid="024862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/>
      <text:p text:style-name="P1"/>
      <text:p text:style-name="P3">KEEPING TRACK OF PUSHES</text:p>
      <text:p text:style-name="P1"/>
      <text:p text:style-name="P1"/>
      <text:p text:style-name="P2">The reason is ... so we can compare th<text:span text:style-name="T2">e</text:span>s<text:span text:style-name="T2">e</text:span> push date<text:span text:style-name="T2">s</text:span> against changes made on Transifex, and know if we need to download and push those changes.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7">BRANCH</text:p>
          </table:table-cell>
          <table:table-cell table:style-name="Table1.A1" office:value-type="string">
            <text:p text:style-name="P6">DEV</text:p>
          </table:table-cell>
          <table:table-cell table:style-name="Table1.A1" office:value-type="string">
            <text:p text:style-name="P176">TYPE</text:p>
          </table:table-cell>
          <table:table-cell table:style-name="Table1.A1" office:value-type="string">
            <text:p text:style-name="P8">NOTES</text:p>
          </table:table-cell>
          <table:table-cell table:style-name="Table1.A1" office:value-type="string">
            <text:p text:style-name="P6">DATE PUSHED</text:p>
          </table:table-cell>
          <table:table-cell table:style-name="Table1.G1" office:value-type="string">
            <text:p text:style-name="P9">WHY</text:p>
          </table:table-cell>
        </table:table-row>
        <table:table-row table:style-name="Table1.1">
          <table:table-cell table:style-name="Table1.A2" office:value-type="string">
            <text:p text:style-name="P135">mx-all-desktop-entrie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OG</text:p>
          </table:table-cell>
          <table:table-cell table:style-name="Table1.A2" office:value-type="string">
            <text:p text:style-name="P178">text</text:p>
          </table:table-cell>
          <table:table-cell table:style-name="Table1.A2" office:value-type="string">
            <text:p text:style-name="P131">Usually done as part of every app resource</text:p>
          </table:table-cell>
          <table:table-cell table:style-name="Table1.A2" office:value-type="string">
            <text:p text:style-name="P46">201<text:span text:style-name="T24">9.09.27</text:span></text:p>
          </table:table-cell>
          <table:table-cell table:style-name="Table1.G2" office:value-type="string">
            <text:p text:style-name="P77">Translation refresh</text:p>
          </table:table-cell>
        </table:table-row>
        <table:table-row table:style-name="Table1.1">
          <table:table-cell table:style-name="Table1.A2" office:value-type="string">
            <text:p text:style-name="P134">apt-notifier</text:p>
            <text:p text:style-name="P96">(mx-updater)</text:p>
          </table:table-cell>
          <table:table-cell table:style-name="Table1.A2" office:value-type="string">
            <text:p text:style-name="P35">master</text:p>
          </table:table-cell>
          <table:table-cell table:style-name="Table1.A2" office:value-type="string">
            <text:p text:style-name="P28">kmathern</text:p>
          </table:table-cell>
          <table:table-cell table:style-name="Table1.A2" office:value-type="string">
            <text:p text:style-name="P178">Python</text:p>
          </table:table-cell>
          <table:table-cell table:style-name="Table1.A2" office:value-type="string">
            <text:p text:style-name="P161"><text:span text:style-name="T41">Python script: apt-notifier.py</text:span></text:p>
            <text:p text:style-name="P161">4 desktops:</text:p>
            <text:p text:style-name="P161"><text:span text:style-name="T41"><text:s text:c="3"/>mx-updater-autostart-kde.desktop</text:span></text:p>
            <text:p text:style-name="P115"><text:s text:c="3"/><text:span text:style-name="T41">mx-updater-autostart-xdg.desktop</text:span></text:p>
            <text:p text:style-name="P163"><text:s text:c="3"/>mx-updater-menu-kde.desktop</text:p>
            <text:p text:style-name="P163"><text:s text:c="3"/>mx-updater-menu-non-kde.desktop</text:p>
            <text:p text:style-name="P115"/>
            <text:p text:style-name="P115">“autostart”: show updates</text:p>
            <text:p text:style-name="P115">“menu”: re-enable <text:span text:style-name="T41">icon from menu</text:span></text:p>
          </table:table-cell>
          <table:table-cell table:style-name="Table1.A2" office:value-type="string">
            <text:p text:style-name="P55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6">apt-notifier-policies</text:p>
          </table:table-cell>
          <table:table-cell table:style-name="Table1.A2" office:value-type="string">
            <text:p text:style-name="P68">master</text:p>
          </table:table-cell>
          <table:table-cell table:style-name="Table1.A2" office:value-type="string">
            <text:p text:style-name="P68">kmathern</text:p>
          </table:table-cell>
          <table:table-cell table:style-name="Table1.A2" office:value-type="string">
            <text:p text:style-name="P179">text</text:p>
          </table:table-cell>
          <table:table-cell table:style-name="Table1.A2" office:value-type="string">
            <text:p text:style-name="P128">Special handling</text:p>
            <text:p text:style-name="P133">7 files:</text:p>
            <text:p text:style-name="P133"><text:s text:c="3"/><text:span text:style-name="T41">org.mxlinux.pkexec.mx-updater-*.policy</text:span></text:p>
          </table:table-cell>
          <table:table-cell table:style-name="Table1.A2" office:value-type="string">
            <text:p text:style-name="P69">2019.0<text:span text:style-name="T38">9.27</text:span></text:p>
          </table:table-cell>
          <table:table-cell table:style-name="Table1.G2" office:value-type="string">
            <text:p text:style-name="P77">Translation refresh</text:p>
          </table:table-cell>
        </table:table-row>
        <table:table-row table:style-name="Table1.1">
          <table:table-cell table:style-name="Table1.A2" office:value-type="string">
            <text:p text:style-name="P152">checkaptgpg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80">desktop only</text:p>
          </table:table-cell>
          <table:table-cell table:style-name="Table1.A2" office:value-type="string">
            <text:p text:style-name="P174">Just <text:span text:style-name="T41">2 desktop files (no scripts or anything else involved):</text:span></text:p>
            <text:p text:style-name="P174"><text:s text:c="3"/>mx-checkaptgpg.desktop</text:p>
            <text:p text:style-name="P174"><text:s text:c="3"/>mx-checkaptgpg-kde.desktop</text:p>
            <text:p text:style-name="P174">for MX Fix GPG keys in Whisker menu</text:p>
          </table:table-cell>
          <table:table-cell table:style-name="Table1.A2" office:value-type="string">
            <text:p text:style-name="P63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35">ddm-mx</text:p>
          </table:table-cell>
          <table:table-cell table:style-name="Table1.A2" office:value-type="string">
            <text:p text:style-name="P113">buster</text:p>
          </table:table-cell>
          <table:table-cell table:style-name="Table1.A2" office:value-type="string">
            <text:p text:style-name="P10">d_o</text:p>
          </table:table-cell>
          <table:table-cell table:style-name="Table1.A2" office:value-type="string">
            <text:p text:style-name="P178">Scrip<text:span text:style-name="T10">t</text:span></text:p>
          </table:table-cell>
          <table:table-cell table:style-name="Table1.A2" office:value-type="string">
            <text:p text:style-name="P171"><text:span text:style-name="T41">J</text:span>ust <text:span text:style-name="T41">1 script: </text:span>ddm-mx</text:p>
          </table:table-cell>
          <table:table-cell table:style-name="Table1.A2" office:value-type="string">
            <text:p text:style-name="P63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8">desktop-defaults-xfce-mx</text:p>
          </table:table-cell>
          <table:table-cell table:style-name="Table1.A2" office:value-type="string">
            <text:p text:style-name="P70">master</text:p>
          </table:table-cell>
          <table:table-cell table:style-name="Table1.A2" office:value-type="string">
            <text:p text:style-name="P64">d_o</text:p>
          </table:table-cell>
          <table:table-cell table:style-name="Table1.A2" office:value-type="string">
            <text:p text:style-name="P180">desktop only</text:p>
          </table:table-cell>
          <table:table-cell table:style-name="Table1.A2" office:value-type="string">
            <text:p text:style-name="P126">Just <text:span text:style-name="T41">1 desktop file: </text:span>Printers-(CUPS).desktop</text:p>
            <text:p text:style-name="P127">(But <text:span text:style-name="T41">note this repo also is source for file</text:span> uca.xml. <text:span text:style-name="T41">S</text:span>ee mx-thunar-custom-actions <text:span text:style-name="T41">below.</text:span>)</text:p>
          </table:table-cell>
          <table:table-cell table:style-name="Table1.A2" office:value-type="string">
            <text:p text:style-name="P57">2019.0<text:span text:style-name="T33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59">formatusb</text:p>
          </table:table-cell>
          <table:table-cell table:style-name="Table1.A2" office:value-type="string">
            <text:p text:style-name="P71">master</text:p>
          </table:table-cell>
          <table:table-cell table:style-name="Table1.A2" office:value-type="string">
            <text:p text:style-name="P71">d_o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25"/>
          </table:table-cell>
          <table:table-cell table:style-name="Table1.A2" office:value-type="string">
            <text:p text:style-name="P57">2019.0<text:span text:style-name="T33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3">gazelle-installer</text:p>
          </table:table-cell>
          <table:table-cell table:style-name="Table1.A2" office:value-type="string">
            <text:p text:style-name="P47">master</text:p>
            <text:p text:style-name="P129"/>
          </table:table-cell>
          <table:table-cell table:style-name="Table1.A2" office:value-type="string">
            <text:p text:style-name="P47">d-o, 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23"><text:span text:style-name="T41">R</text:span>emember has <text:span text:style-name="T41">its </text:span>wn gazelle-installer context on github <text:span text:style-name="T28">(accessed through your own user GitHub context, not MX-Linux context)</text:span></text:p>
          </table:table-cell>
          <table:table-cell table:style-name="Table1.A2" office:value-type="string">
            <text:p text:style-name="P57">2019.0<text:span text:style-name="T33">9.27</text:span></text:p>
          </table:table-cell>
          <table:table-cell table:style-name="Table1.G2" office:value-type="string">
            <text:p text:style-name="P79">2 new strings</text:p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53">gazelle-installer-data</text:p>
          </table:table-cell>
          <table:table-cell table:style-name="Table1.A2" office:value-type="string">
            <text:p text:style-name="P47">master</text:p>
          </table:table-cell>
          <table:table-cell table:style-name="Table1.A2" office:value-type="string">
            <text:p text:style-name="P47">d-o</text:p>
          </table:table-cell>
          <table:table-cell table:style-name="Table1.A2" office:value-type="string">
            <text:p text:style-name="P181">text</text:p>
          </table:table-cell>
          <table:table-cell table:style-name="Table1.A2" office:value-type="string">
            <text:p text:style-name="P128">Special handling</text:p>
            <text:p text:style-name="P124"><text:span text:style-name="T41">R</text:span>emember has own gazelle-installer context on github <text:span text:style-name="T26">so pull from and push to there</text:span></text:p>
          </table:table-cell>
          <table:table-cell table:style-name="Table1.A2" office:value-type="string">
            <text:p text:style-name="P62">2019.0<text:span text:style-name="T39">9.27</text:span></text:p>
          </table:table-cell>
          <table:table-cell table:style-name="Table1.G2" office:value-type="string">
            <text:p text:style-name="P78">Translation refresh</text:p>
            <text:p text:style-name="P83">(just 2 Turkish - edited directly)</text:p>
          </table:table-cell>
        </table:table-row>
        <table:table-row table:style-name="Table1.1">
          <table:table-cell table:style-name="Table1.A2" office:value-type="string">
            <text:p text:style-name="P154">mx-boot-options</text:p>
          </table:table-cell>
          <table:table-cell table:style-name="Table1.A2" office:value-type="string">
            <text:p text:style-name="P53">master</text:p>
          </table:table-cell>
          <table:table-cell table:style-name="Table1.A2" office:value-type="string">
            <text:p text:style-name="P53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2019.0<text:span text:style-name="T33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55">mx-bootrepair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4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63">Note that internal filenames begin “mx-boot-repair” (2 hyphens) as does Transifex resource.</text:p>
          </table:table-cell>
          <table:table-cell table:style-name="Table1.A2" office:value-type="string">
            <text:p text:style-name="P58">2019.0<text:span text:style-name="T33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11">mx-broadcom-manager</text:p>
            <text:p text:style-name="P88">deprecated 2017.08</text:p>
            <text:p text:style-name="P88">(included in mx-network-assistant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82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4">7</text:span>.<text:span text:style-name="T4">05</text:span>.<text:span text:style-name="T6">30</text:span></text:p>
          </table:table-cell>
          <table:table-cell table:style-name="Table1.G13" office:value-type="string">
            <text:p text:style-name="P29"/>
          </table:table-cell>
        </table:table-row>
        <table:table-row table:style-name="Table1.1">
          <table:table-cell table:style-name="Table1.A14" office:value-type="string">
            <text:p text:style-name="P139">mx-cleanup</text:p>
          </table:table-cell>
          <table:table-cell table:style-name="Table1.A14" office:value-type="string">
            <text:p text:style-name="P48">master</text:p>
          </table:table-cell>
          <table:table-cell table:style-name="Table1.A14" office:value-type="string">
            <text:p text:style-name="P48">adrian</text:p>
          </table:table-cell>
          <table:table-cell table:style-name="Table1.A14" office:value-type="string">
            <text:p text:style-name="P180">QT</text:p>
          </table:table-cell>
          <table:table-cell table:style-name="Table1.A14" office:value-type="string">
            <text:p text:style-name="P49"/>
          </table:table-cell>
          <table:table-cell table:style-name="Table1.A14" office:value-type="string">
            <text:p text:style-name="P58">2019.0<text:span text:style-name="T34">9.27</text:span></text:p>
          </table:table-cell>
          <table:table-cell table:style-name="Table1.G14" office:value-type="string">
            <text:p text:style-name="P75">Translation refresh</text:p>
          </table:table-cell>
        </table:table-row>
        <table:table-row table:style-name="Table1.1">
          <table:table-cell table:style-name="Table1.A14" office:value-type="string">
            <text:p text:style-name="P140">mx-clocky</text:p>
          </table:table-cell>
          <table:table-cell table:style-name="Table1.A14" office:value-type="string">
            <text:p text:style-name="P66">master</text:p>
          </table:table-cell>
          <table:table-cell table:style-name="Table1.A14" office:value-type="string">
            <text:p text:style-name="P66">Stevo?</text:p>
          </table:table-cell>
          <table:table-cell table:style-name="Table1.A14" office:value-type="string">
            <text:p text:style-name="P183">Python</text:p>
            <text:p text:style-name="P183">shell</text:p>
          </table:table-cell>
          <table:table-cell table:style-name="Table1.A14" office:value-type="string">
            <text:p text:style-name="P130">Two scripts, one Python, one shell. But just one po file:</text:p>
            <text:p text:style-name="P130">xgettext -L Python -o mx-clocky.po clocky</text:p>
            <text:p text:style-name="P157">xgettext -L Shell -o mx-clocky.po -j clocky-theme-manager</text:p>
            <text:p text:style-name="P118">Note the -j to join.</text:p>
          </table:table-cell>
          <table:table-cell table:style-name="Table1.A14" office:value-type="string">
            <text:p text:style-name="P65">2019.0<text:span text:style-name="T34">9.27</text:span></text:p>
          </table:table-cell>
          <table:table-cell table:style-name="Table1.G14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41">mx-codecs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9">2019.0<text:span text:style-name="T35">9.27</text:span></text:p>
          </table:table-cell>
          <table:table-cell table:style-name="Table1.G2" office:value-type="string">
            <text:p text:style-name="P80">1 new string</text:p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42"><text:span text:style-name="T29">m</text:span>x-compton</text:p>
          </table:table-cell>
          <table:table-cell table:style-name="Table1.A2" office:value-type="string">
            <text:p text:style-name="P42">master</text:p>
          </table:table-cell>
          <table:table-cell table:style-name="Table1.A2" office:value-type="string">
            <text:p text:style-name="P27">d_o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16"><text:span text:style-name="T45">B</text:span>elieve deprecated, included in mx-tweak</text:p>
            <text:p text:style-name="P117">but continue <text:span text:style-name="T45">be</text:span>cause <text:span text:style-name="T45">still </text:span>used in <text:span text:style-name="T45">supported </text:span>MX-15</text:p>
          </table:table-cell>
          <table:table-cell table:style-name="Table1.A2" office:value-type="string">
            <text:p text:style-name="P59">2019.0<text:span text:style-name="T35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43">mx-conky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32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59">2019.0<text:span text:style-name="T35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44">mx-datetime</text:p>
          </table:table-cell>
          <table:table-cell table:style-name="Table1.A2" office:value-type="string">
            <text:p text:style-name="P72">master</text:p>
          </table:table-cell>
          <table:table-cell table:style-name="Table1.A2" office:value-type="string">
            <text:p text:style-name="P72">AK-47</text:p>
            <text:p text:style-name="P82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2">2019.09.2<text:span text:style-name="T35">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13" office:value-type="string">
            <text:p text:style-name="P11">mx-debian-backports-installer</text:p>
            <text:p text:style-name="P86">deprecated 2017.05.28</text:p>
            <text:p text:style-name="P86">(included in mx-packah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82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3">7</text:span>.<text:span text:style-name="T3">03</text:span>.<text:span text:style-name="T3">08</text:span></text:p>
          </table:table-cell>
          <table:table-cell table:style-name="Table1.G13" office:value-type="string">
            <text:p text:style-name="P25"/>
          </table:table-cell>
        </table:table-row>
        <text:soft-page-break/>
        <table:table-row table:style-name="Table1.1">
          <table:table-cell table:style-name="Table1.A13" office:value-type="string">
            <text:p text:style-name="P11">mx-defaultlook</text:p>
            <text:p text:style-name="P87">deprecated 2017.11</text:p>
            <text:p text:style-name="P87">(included in mx-tweak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d_o</text:p>
          </table:table-cell>
          <table:table-cell table:style-name="Table1.A13" office:value-type="string">
            <text:p text:style-name="P182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5">5</text:span>.<text:span text:style-name="T7">30</text:span></text:p>
          </table:table-cell>
          <table:table-cell table:style-name="Table1.G13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45">mx-docs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180">desktop only</text:p>
          </table:table-cell>
          <table:table-cell table:style-name="Table1.A2" office:value-type="string">
            <text:p text:style-name="P175">Just <text:span text:style-name="T41">1 desktop file:</text:span> Help.desktop</text:p>
            <text:p text:style-name="P175"><text:span text:style-name="T41">Used for</text:span> MX User Manual in Whisker menu</text:p>
          </table:table-cell>
          <table:table-cell table:style-name="Table1.A2" office:value-type="string">
            <text:p text:style-name="P60">2019.0<text:span text:style-name="T35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13" office:value-type="string">
            <text:p text:style-name="P95">mx-faqs</text:p>
          </table:table-cell>
          <table:table-cell table:style-name="Table1.A13" office:value-type="string">
            <text:p text:style-name="P41"/>
          </table:table-cell>
          <table:table-cell table:style-name="Table1.A13" office:value-type="string">
            <text:p text:style-name="P50">jerry?</text:p>
          </table:table-cell>
          <table:table-cell table:style-name="Table1.A13" office:value-type="string">
            <text:p text:style-name="P182"/>
          </table:table-cell>
          <table:table-cell table:style-name="Table1.A13" office:value-type="string">
            <text:p text:style-name="P81">Deprecated - they’ve gone another way, using google translate on faq pages or something.</text:p>
          </table:table-cell>
          <table:table-cell table:style-name="Table1.A13" office:value-type="string">
            <text:p text:style-name="P50">2018.06.17</text:p>
          </table:table-cell>
          <table:table-cell table:style-name="Table1.G13" office:value-type="string">
            <text:p text:style-name="P50"/>
          </table:table-cell>
        </table:table-row>
        <table:table-row table:style-name="Table1.1">
          <table:table-cell table:style-name="Table1.A2" office:value-type="string">
            <text:p text:style-name="P141"><text:span text:style-name="T29">m</text:span>x-findshares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0">QT</text:p>
          </table:table-cell>
          <table:table-cell table:style-name="Table1.A2" office:value-type="string">
            <text:p text:style-name="P114">not in <text:span text:style-name="T41">MX T</text:span>ools due to licence problems, but available from repos</text:p>
          </table:table-cell>
          <table:table-cell table:style-name="Table1.A2" office:value-type="string">
            <text:p text:style-name="P60">2019.0<text:span text:style-name="T35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5" office:value-type="string">
            <text:p text:style-name="P192"><text:span text:style-name="T42">m</text:span>x-fluxbox</text:p>
          </table:table-cell>
          <table:table-cell table:style-name="Table1.A25" office:value-type="string">
            <text:p text:style-name="P85"><text:span text:style-name="T42">m</text:span>aster</text:p>
          </table:table-cell>
          <table:table-cell table:style-name="Table1.A25" office:value-type="string">
            <text:p text:style-name="P85"><text:span text:style-name="T42">j</text:span>erry3904</text:p>
          </table:table-cell>
          <table:table-cell table:style-name="Table1.A25" office:value-type="string">
            <text:p text:style-name="P191">Script</text:p>
          </table:table-cell>
          <table:table-cell table:style-name="Table1.A25" office:value-type="string">
            <text:p text:style-name="P172"><text:span text:style-name="T42">Script is:</text:span> bin/mxflux_install.sh</text:p>
          </table:table-cell>
          <table:table-cell table:style-name="Table1.A25" office:value-type="string">
            <text:p text:style-name="P85">2019.12.22</text:p>
          </table:table-cell>
          <table:table-cell table:style-name="Table1.G25" office:value-type="string">
            <text:p text:style-name="P84"/>
          </table:table-cell>
        </table:table-row>
        <table:table-row table:style-name="Table1.1">
          <table:table-cell table:style-name="Table1.A13" office:value-type="string">
            <text:p text:style-name="P11">mx-flash</text:p>
            <text:p text:style-name="P86">deprecated 2017.05.28</text:p>
            <text:p text:style-name="P86">(official flash included in iso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82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8">6</text:span>.0<text:span text:style-name="T8">2</text:span></text:p>
          </table:table-cell>
          <table:table-cell table:style-name="Table1.G13" office:value-type="string">
            <text:p text:style-name="P73"/>
          </table:table-cell>
        </table:table-row>
        <table:table-row table:style-name="Table1.1">
          <table:table-cell table:style-name="Table1.A14" office:value-type="string">
            <text:p text:style-name="P146"><text:span text:style-name="T31">m</text:span>x-goodies</text:p>
          </table:table-cell>
          <table:table-cell table:style-name="Table1.A14" office:value-type="string">
            <text:p text:style-name="P45">master</text:p>
          </table:table-cell>
          <table:table-cell table:style-name="Table1.A14" office:value-type="string">
            <text:p text:style-name="P45">d_o</text:p>
          </table:table-cell>
          <table:table-cell table:style-name="Table1.A14" office:value-type="string">
            <text:p text:style-name="P184">3 scripts, <text:span text:style-name="T30">3 desktops</text:span> </text:p>
          </table:table-cell>
          <table:table-cell table:style-name="Table1.A14" office:value-type="string">
            <text:p text:style-name="P164"><text:span text:style-name="T42">Scripts:</text:span></text:p>
            <text:p text:style-name="P164"><text:s text:c="3"/>quick-system-info/quick-system-info-mx</text:p>
            <text:p text:style-name="P118"><text:s text:c="3"/>system-keyboard-mx</text:p>
            <text:p text:style-name="P118"><text:s text:c="3"/>system-locales-mx</text:p>
            <text:p text:style-name="P118">All go to one .po file using mx-goodies domain. <text:span text:style-name="T42">Just specify one output, 3 input in xgettext command:</text:span></text:p>
            <text:p text:style-name="P167"><text:s text:c="3"/>xgettext -L Shell -o x.po s1 s 2 s3</text:p>
            <text:p text:style-name="P167">where s1 s2 s3 are the 3 scripts above. </text:p>
            <text:p text:style-name="P118"><text:span text:style-name="T42">D</text:span>esktop files:</text:p>
            <text:p text:style-name="P118"><text:s text:c="2"/><text:span text:style-name="T43">quick-system-info/Quick-System-Info.desktop</text:span></text:p>
            <text:p text:style-name="P118"><text:s text:c="3"/><text:span text:style-name="T43">system-keyboard-mx.desktop</text:span></text:p>
            <text:p text:style-name="P118"><text:s text:c="3"/><text:span text:style-name="T43">system-locales-mx.desktop</text:span></text:p>
            <text:p text:style-name="P118"/>
            <text:p text:style-name="P166">Note: not treating 4<text:span text:style-name="T14">th</text:span> script and desktop:</text:p>
            <text:p text:style-name="P166"><text:s text:c="3"/>xfce4-notifyd-start</text:p>
            <text:p text:style-name="P166"><text:s text:c="3"/><text:span text:style-name="T43">xfce4-notifyd-start.desktop</text:span></text:p>
            <text:p text:style-name="P166"><text:span text:style-name="T27">They appear to be not user-facing. </text:span></text:p>
          </table:table-cell>
          <table:table-cell table:style-name="Table1.A14" office:value-type="string">
            <text:p text:style-name="P56">2019.0<text:span text:style-name="T36">9.27</text:span></text:p>
          </table:table-cell>
          <table:table-cell table:style-name="Table1.G14" office:value-type="string">
            <text:p text:style-name="P110">Translation refresh</text:p>
          </table:table-cell>
        </table:table-row>
        <table:table-row table:style-name="Table1.1">
          <table:table-cell table:style-name="Table1.A14" office:value-type="string">
            <text:p text:style-name="P147">mx-idevice-mounter</text:p>
          </table:table-cell>
          <table:table-cell table:style-name="Table1.A14" office:value-type="string">
            <text:p text:style-name="P36">master</text:p>
          </table:table-cell>
          <table:table-cell table:style-name="Table1.A14" office:value-type="string">
            <text:p text:style-name="P36">tim</text:p>
          </table:table-cell>
          <table:table-cell table:style-name="Table1.A14" office:value-type="string">
            <text:p text:style-name="P178">Python</text:p>
          </table:table-cell>
          <table:table-cell table:style-name="Table1.A14" office:value-type="string">
            <text:p text:style-name="P44"/>
          </table:table-cell>
          <table:table-cell table:style-name="Table1.A14" office:value-type="string">
            <text:p text:style-name="P61">2019.0<text:span text:style-name="T36">9.27</text:span></text:p>
          </table:table-cell>
          <table:table-cell table:style-name="Table1.G14" office:value-type="string">
            <text:p text:style-name="P102">Translation refresh</text:p>
          </table:table-cell>
        </table:table-row>
        <table:table-row table:style-name="Table1.1">
          <table:table-cell table:style-name="Table1.A13" office:value-type="string">
            <text:p text:style-name="P94">mx-installer</text:p>
            <text:p text:style-name="P111">superseded by gazelle-installer</text:p>
            <text:p text:style-name="P111">May, 2018</text:p>
          </table:table-cell>
          <table:table-cell table:style-name="Table1.A13" office:value-type="string">
            <text:p text:style-name="P112">mx17</text:p>
            <text:p text:style-name="P91"/>
          </table:table-cell>
          <table:table-cell table:style-name="Table1.A13" office:value-type="string">
            <text:p text:style-name="P89">adrian</text:p>
          </table:table-cell>
          <table:table-cell table:style-name="Table1.A13" office:value-type="string">
            <text:p text:style-name="P185"/>
          </table:table-cell>
          <table:table-cell table:style-name="Table1.A13" office:value-type="string">
            <text:p text:style-name="P90"/>
          </table:table-cell>
          <table:table-cell table:style-name="Table1.A13" office:value-type="string">
            <text:p text:style-name="P90">201<text:span text:style-name="T11">8.02.20</text:span></text:p>
          </table:table-cell>
          <table:table-cell table:style-name="Table1.G13" office:value-type="string">
            <text:p text:style-name="P92"/>
          </table:table-cell>
        </table:table-row>
        <table:table-row table:style-name="Table1.1">
          <table:table-cell table:style-name="Table1.A2" office:value-type="string">
            <text:p text:style-name="P148">mx-live-usb-maker</text:p>
          </table:table-cell>
          <table:table-cell table:style-name="Table1.A2" office:value-type="string">
            <text:p text:style-name="P109">master</text:p>
          </table:table-cell>
          <table:table-cell table:style-name="Table1.A2" office:value-type="string">
            <text:p text:style-name="P93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114"><text:span text:style-name="T45">S</text:span>hared with antiX, hence CUSTOMPROGRAMNAME, etc</text:p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6">3 new strings</text:p>
            <text:p text:style-name="P102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41">mx-menu-edito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49">mx-network-<text:span text:style-name="T9">assistant</text:span>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31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7">3 new strings</text:p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41">mx-packageinstaller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1">mx-packageinstaller-categorie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86">text file</text:p>
          </table:table-cell>
          <table:table-cell table:style-name="Table1.A2" office:value-type="string">
            <text:p text:style-name="P122">Special handling</text:p>
          </table:table-cell>
          <table:table-cell table:style-name="Table1.A2" office:value-type="string">
            <text:p text:style-name="P67">2019.<text:span text:style-name="T40">10.01</text:span></text:p>
          </table:table-cell>
          <table:table-cell table:style-name="Table1.G2" office:value-type="string">
            <text:p text:style-name="P105">Translation refresh</text:p>
          </table:table-cell>
        </table:table-row>
        <table:table-row table:style-name="Table1.1">
          <table:table-cell table:style-name="Table1.A2" office:value-type="string">
            <text:p text:style-name="P151">mx-packageinstaller-description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86">text file</text:p>
          </table:table-cell>
          <table:table-cell table:style-name="Table1.A2" office:value-type="string">
            <text:p text:style-name="P122">Special handling</text:p>
          </table:table-cell>
          <table:table-cell table:style-name="Table1.A2" office:value-type="string">
            <text:p text:style-name="P67">2019.<text:span text:style-name="T40">10.01</text:span></text:p>
          </table:table-cell>
          <table:table-cell table:style-name="Table1.G2" office:value-type="string">
            <text:p text:style-name="P105">Translation refresh</text:p>
          </table:table-cell>
        </table:table-row>
        <table:table-row table:style-name="Table1.1">
          <table:table-cell table:style-name="Table1.A13" office:value-type="string">
            <text:p text:style-name="P11">mx-panel-orientation</text:p>
            <text:p text:style-name="P86">deprecated 2017.05.28</text:p>
            <text:p text:style-name="P86">(merged with mx-defaultlook)</text:p>
          </table:table-cell>
          <table:table-cell table:style-name="Table1.A13" office:value-type="string">
            <text:p text:style-name="P17"/>
          </table:table-cell>
          <table:table-cell table:style-name="Table1.A13" office:value-type="string">
            <text:p text:style-name="P17">d_o</text:p>
          </table:table-cell>
          <table:table-cell table:style-name="Table1.A13" office:value-type="string">
            <text:p text:style-name="P185"/>
          </table:table-cell>
          <table:table-cell table:style-name="Table1.A13" office:value-type="string">
            <text:p text:style-name="P16"/>
          </table:table-cell>
          <table:table-cell table:style-name="Table1.A13" office:value-type="string">
            <text:p text:style-name="P16">2017.04.07</text:p>
          </table:table-cell>
          <table:table-cell table:style-name="Table1.G1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41">mx-remastercc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7">9.27</text:span></text:p>
          </table:table-cell>
          <table:table-cell table:style-name="Table1.G2" office:value-type="string">
            <text:p text:style-name="P103">Translation refresh</text:p>
          </table:table-cell>
        </table:table-row>
        <table:table-row table:style-name="Table1.38">
          <table:table-cell table:style-name="Table1.A2" office:value-type="string">
            <text:p text:style-name="P141">mx-repo-manag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00">2019.0<text:span text:style-name="T37">9.27</text:span></text:p>
          </table:table-cell>
          <table:table-cell table:style-name="Table1.G2" office:value-type="string">
            <text:p text:style-name="P103">Translation refresh</text:p>
          </table:table-cell>
        </table:table-row>
        <table:table-row table:style-name="Table1.1">
          <table:table-cell table:style-name="Table1.A2" office:value-type="string">
            <text:p text:style-name="P141">mx-select-sound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00">2019.0<text:span text:style-name="T37">9.27</text:span></text:p>
          </table:table-cell>
          <table:table-cell table:style-name="Table1.G2" office:value-type="string">
            <text:p text:style-name="P103">Translation refresh</text:p>
          </table:table-cell>
        </table:table-row>
        <table:table-row table:style-name="Table1.1">
          <table:table-cell table:style-name="Table1.A2" office:value-type="string">
            <text:p text:style-name="P141">mx-snapshot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00">2019.0<text:span text:style-name="T37">9.27</text:span></text:p>
          </table:table-cell>
          <table:table-cell table:style-name="Table1.G2" office:value-type="string">
            <text:p text:style-name="P108">5 new strings</text:p>
            <text:p text:style-name="P103">Translation refresh</text:p>
          </table:table-cell>
        </table:table-row>
        <table:table-row table:style-name="Table1.1">
          <table:table-cell table:style-name="Table1.A2" office:value-type="string">
            <text:p text:style-name="P141">mx-switchuser</text:p>
          </table:table-cell>
          <table:table-cell table:style-name="Table1.A2" office:value-type="string">
            <text:p text:style-name="P42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8">script</text:p>
          </table:table-cell>
          <table:table-cell table:style-name="Table1.A2" office:value-type="string">
            <text:p text:style-name="P170">Script is: mx-switchuser</text:p>
          </table:table-cell>
          <table:table-cell table:style-name="Table1.A2" office:value-type="string">
            <text:p text:style-name="P100">2019.0<text:span text:style-name="T37">9.27</text:span></text:p>
          </table:table-cell>
          <table:table-cell table:style-name="Table1.G2" office:value-type="string">
            <text:p text:style-name="P103">Translation refresh</text:p>
          </table:table-cell>
        </table:table-row>
        <table:table-row table:style-name="Table1.1">
          <table:table-cell table:style-name="Table1.A2" office:value-type="string">
            <text:p text:style-name="P141">mx-system-sounds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8">d_o<text:span text:style-name="T12">,</text:span></text:p>
            <text:p text:style-name="P51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00"><text:span text:style-name="T16">2019.0</text:span><text:span text:style-name="T37">9.27</text:span></text:p>
          </table:table-cell>
          <table:table-cell table:style-name="Table1.G2" office:value-type="string">
            <text:p text:style-name="P103">Translation refresh</text:p>
          </table:table-cell>
        </table:table-row>
        <table:table-row table:style-name="Table1.1">
          <table:table-cell table:style-name="Table1.A13" office:value-type="string">
            <text:p text:style-name="P12">mx-test-<text:span text:style-name="T1">repo-</text:span>installer</text:p>
            <text:p text:style-name="P86">deprecated 2017.05.28</text:p>
            <text:p text:style-name="P86">(included in mx-packag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87"/>
          </table:table-cell>
          <table:table-cell table:style-name="Table1.A13" office:value-type="string">
            <text:p text:style-name="P12"/>
          </table:table-cell>
          <table:table-cell table:style-name="Table1.A13" office:value-type="string">
            <text:p text:style-name="P12">2017.0<text:span text:style-name="T3">3</text:span>.<text:span text:style-name="T3">08</text:span></text:p>
          </table:table-cell>
          <table:table-cell table:style-name="Table1.G13" office:value-type="string">
            <text:p text:style-name="P13"/>
          </table:table-cell>
        </table:table-row>
        <table:table-row table:style-name="Table1.1">
          <table:table-cell table:style-name="Table1.A14" office:value-type="string">
            <text:p text:style-name="P150">mx-thunar-custom-actions</text:p>
          </table:table-cell>
          <table:table-cell table:style-name="Table1.A14" office:value-type="string">
            <text:p text:style-name="P43">master</text:p>
          </table:table-cell>
          <table:table-cell table:style-name="Table1.A14" office:value-type="string">
            <text:p text:style-name="P34">d_o</text:p>
          </table:table-cell>
          <table:table-cell table:style-name="Table1.A14" office:value-type="string">
            <text:p text:style-name="P178"><text:span text:style-name="T13">t</text:span>ext file</text:p>
          </table:table-cell>
          <table:table-cell table:style-name="Table1.A14" office:value-type="string">
            <text:p text:style-name="P122">Special handling</text:p>
            <text:p text:style-name="P120">part of repo desktop-defaults-xfce-mx</text:p>
            <text:p text:style-name="P119">look for uca.xml in subdirectory desktop-defaults-mx</text:p>
          </table:table-cell>
          <table:table-cell table:style-name="Table1.A14" office:value-type="string">
            <text:p text:style-name="P24">2<text:span text:style-name="T15">019.0</text:span><text:span text:style-name="T22">9</text:span><text:span text:style-name="T18">.27</text:span></text:p>
          </table:table-cell>
          <table:table-cell table:style-name="Table1.G14" office:value-type="string">
            <text:p text:style-name="P104">Translation refresh</text:p>
          </table:table-cell>
        </table:table-row>
        <table:table-row table:style-name="Table1.1">
          <table:table-cell table:style-name="Table1.A14" office:value-type="string">
            <text:p text:style-name="P193">mx-timeset</text:p>
            <text:p text:style-name="P177"/>
          </table:table-cell>
          <table:table-cell table:style-name="Table1.A14" office:value-type="string">
            <text:p text:style-name="P66">master</text:p>
          </table:table-cell>
          <table:table-cell table:style-name="Table1.A14" office:value-type="string">
            <text:p text:style-name="P66">Stevo?</text:p>
          </table:table-cell>
          <table:table-cell table:style-name="Table1.A14" office:value-type="string">
            <text:p text:style-name="P183">Python</text:p>
          </table:table-cell>
          <table:table-cell table:style-name="Table1.A14" office:value-type="string">
            <text:p text:style-name="P168"><text:span text:style-name="T43">Probably no longer needed since superceded by mx-datetime.</text:span></text:p>
            <text:p text:style-name="P168"><text:span text:style-name="T43">N</text:span>ote that translation files must be <text:span text:style-name="T43">named </text:span>timeset-gui_xx not mx-timeset_xx</text:p>
          </table:table-cell>
          <table:table-cell table:style-name="Table1.A14" office:value-type="string">
            <text:p text:style-name="P66">2019.0<text:span text:style-name="T25">4.03</text:span></text:p>
          </table:table-cell>
          <table:table-cell table:style-name="Table1.G14" office:value-type="string">
            <text:p text:style-name="P97"/>
          </table:table-cell>
        </table:table-row>
        <table:table-row table:style-name="Table1.1">
          <table:table-cell table:style-name="Table1.A2" office:value-type="string">
            <text:p text:style-name="P136">mx-tools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9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9">2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38">mx-tweak</text:p>
          </table:table-cell>
          <table:table-cell table:style-name="Table1.A2" office:value-type="string">
            <text:p text:style-name="P121">gtk3</text:p>
          </table:table-cell>
          <table:table-cell table:style-name="Table1.A2" office:value-type="string">
            <text:p text:style-name="P71">d_o</text:p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32"><text:span text:style-name="T45">gtk3 branch started with</text:span> MX-19</text:p>
          </table:table-cell>
          <table:table-cell table:style-name="Table1.A2" office:value-type="string">
            <text:p text:style-name="P23">2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36">mx-usb-unmounter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9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101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36">mx-usb-unmounter-start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8">script</text:p>
          </table:table-cell>
          <table:table-cell table:style-name="Table1.A2" office:value-type="string">
            <text:p text:style-name="P169"><text:span text:style-name="T45">Script is: usb-unmounter-start</text:span></text:p>
            <text:p text:style-name="P169"><text:span text:style-name="T45">Do at same time as mx-usb-unmounter QT app since in same repo</text:span></text:p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36">mx-us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9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36">mx-welcome</text:p>
          </table:table-cell>
          <table:table-cell table:style-name="Table1.A2" office:value-type="string">
            <text:p text:style-name="P113">bu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90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17">2</text:span><text:span text:style-name="T15">019.0</text:span><text:span text:style-name="T19">9</text:span><text:span text:style-name="T18">.27</text:span></text:p>
          </table:table-cell>
          <table:table-cell table:style-name="Table1.G2" office:value-type="string">
            <text:p text:style-name="P101">Translation refresh</text:p>
          </table:table-cell>
        </table:table-row>
      </table:table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03:49.991849857</meta:creation-date>
    <dc:date>2019-12-24T09:07:25.788706595</dc:date>
    <meta:editing-duration>P9DT15H24M31S</meta:editing-duration>
    <meta:editing-cycles>354</meta:editing-cycles>
    <meta:generator>LibreOffice/6.0.1.1$Linux_X86_64 LibreOffice_project/00m0$Build-1</meta:generator>
    <meta:document-statistic meta:table-count="1" meta:image-count="0" meta:object-count="0" meta:page-count="5" meta:paragraph-count="362" meta:word-count="744" meta:character-count="5804" meta:non-whitespace-character-count="5372"/>
  </office:meta>
</office:document-meta>
</file>